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G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ho:</text:p>
          </table:table-cell>
          <table:table-cell office:value-type="string" calcext:value-type="string">
            <text:p>What:</text:p>
          </table:table-cell>
          <table:table-cell office:value-type="string" calcext:value-type="string">
            <text:p>When: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caling</text:p>
          </table:table-cell>
          <table:table-cell table:number-columns-repeated="2" office:value-type="string" calcext:value-type="string">
            <text:p>Divis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M Test File</text:p>
          </table:table-cell>
          <table:table-cell office:value-type="string" calcext:value-type="string">
            <text:p>09 / 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17" office:value-type="string" calcext:value-type="string">
            <text:p>Outp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mple 0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  ( ( ( BETAINV(RAND(); [.$D$2];[.$E$2]) + [.$F$2]) *[.$A6] )  ) / [.$G$2] + RAND() / [.$H$2]" office:value-type="float" office:value="0.00000647338427137584" calcext:value-type="float">
            <text:p>6.47338427137584E-006</text:p>
          </table:table-cell>
          <table:table-cell table:formula="of:=  ( ( ( BETAINV(RAND(); [.$D$2];[.$E$2]) + [.$F$2]) *[.$A6] )  ) / [.$G$2] + RAND() / [.$H$2]" office:value-type="float" office:value="0.00000889316035900265" calcext:value-type="float">
            <text:p>8.89316035900265E-006</text:p>
          </table:table-cell>
          <table:table-cell table:formula="of:=  ( ( ( BETAINV(RAND(); [.$D$2];[.$E$2]) + [.$F$2]) *[.$A6] )  ) / [.$G$2] + RAND() / [.$H$2]" office:value-type="float" office:value="0.000000772138775791973" calcext:value-type="float">
            <text:p>7.72138775791973E-007</text:p>
          </table:table-cell>
          <table:table-cell table:formula="of:=  ( ( ( BETAINV(RAND(); [.$D$2];[.$E$2]) + [.$F$2]) *[.$A6] )  ) / [.$G$2] + RAND() / [.$H$2]" office:value-type="float" office:value="0.00000941259078448639" calcext:value-type="float">
            <text:p>9.41259078448639E-006</text:p>
          </table:table-cell>
          <table:table-cell table:formula="of:=  ( ( ( BETAINV(RAND(); [.$D$2];[.$E$2]) + [.$F$2]) *[.$A6] )  ) / [.$G$2] + RAND() / [.$H$2]" office:value-type="float" office:value="0.00000531485063955188" calcext:value-type="float">
            <text:p>5.31485063955188E-006</text:p>
          </table:table-cell>
          <table:table-cell table:formula="of:=  ( ( ( BETAINV(RAND(); [.$D$2];[.$E$2]) + [.$F$2]) *[.$A6] )  ) / [.$G$2] + RAND() / [.$H$2]" office:value-type="float" office:value="0.00000789148688549176" calcext:value-type="float">
            <text:p>7.89148688549176E-006</text:p>
          </table:table-cell>
          <table:table-cell table:formula="of:=  ( ( ( BETAINV(RAND(); [.$D$2];[.$E$2]) + [.$F$2]) *[.$A6] )  ) / [.$G$2] + RAND() / [.$H$2]" office:value-type="float" office:value="0.0000097407993930392" calcext:value-type="float">
            <text:p>9.7407993930392E-006</text:p>
          </table:table-cell>
          <table:table-cell table:formula="of:=  ( ( ( BETAINV(RAND(); [.$D$2];[.$E$2]) + [.$F$2]) *[.$A6] )  ) / [.$G$2] + RAND() / [.$H$2]" office:value-type="float" office:value="0.00000835620973724872" calcext:value-type="float">
            <text:p>8.35620973724872E-006</text:p>
          </table:table-cell>
          <table:table-cell table:formula="of:=  ( ( ( BETAINV(RAND(); [.$D$2];[.$E$2]) + [.$F$2]) *[.$A6] )  ) / [.$G$2] + RAND() / [.$H$2]" office:value-type="float" office:value="0.00000777617407497019" calcext:value-type="float">
            <text:p>7.77617407497019E-006</text:p>
          </table:table-cell>
          <table:table-cell table:formula="of:=  ( ( ( BETAINV(RAND(); [.$D$2];[.$E$2]) + [.$F$2]) *[.$A6] )  ) / [.$G$2] + RAND() / [.$H$2]" office:value-type="float" office:value="0.00000197114568203688" calcext:value-type="float">
            <text:p>1.97114568203688E-006</text:p>
          </table:table-cell>
          <table:table-cell table:formula="of:=  ( ( ( BETAINV(RAND(); [.$D$2];[.$E$2]) + [.$F$2]) *[.$A6] )  ) / [.$G$2] + RAND() / [.$H$2]" office:value-type="float" office:value="0.00000197320939972997" calcext:value-type="float">
            <text:p>1.97320939972997E-006</text:p>
          </table:table-cell>
          <table:table-cell table:formula="of:=  ( ( ( BETAINV(RAND(); [.$D$2];[.$E$2]) + [.$F$2]) *[.$A6] )  ) / [.$G$2] + RAND() / [.$H$2]" office:value-type="float" office:value="0.00000315222268924117" calcext:value-type="float">
            <text:p>3.15222268924117E-006</text:p>
          </table:table-cell>
          <table:table-cell table:formula="of:=  ( ( ( BETAINV(RAND(); [.$D$2];[.$E$2]) + [.$F$2]) *[.$A6] )  ) / [.$G$2] + RAND() / [.$H$2]" office:value-type="float" office:value="0.00000470539530040696" calcext:value-type="float">
            <text:p>4.70539530040696E-006</text:p>
          </table:table-cell>
          <table:table-cell table:formula="of:=  ( ( ( BETAINV(RAND(); [.$D$2];[.$E$2]) + [.$F$2]) *[.$A6] )  ) / [.$G$2] + RAND() / [.$H$2]" office:value-type="float" office:value="0.00000315007725963369" calcext:value-type="float">
            <text:p>3.15007725963369E-006</text:p>
          </table:table-cell>
          <table:table-cell table:formula="of:=  ( ( ( BETAINV(RAND(); [.$D$2];[.$E$2]) + [.$F$2]) *[.$A6] )  ) / [.$G$2] + RAND() / [.$H$2]" office:value-type="float" office:value="0.000000385379577055573" calcext:value-type="float">
            <text:p>3.85379577055573E-007</text:p>
          </table:table-cell>
          <table:table-cell table:formula="of:=  ( ( ( BETAINV(RAND(); [.$D$2];[.$E$2]) + [.$F$2]) *[.$A6] )  ) / [.$G$2] + RAND() / [.$H$2]" office:value-type="float" office:value="0.00000901721591129899" calcext:value-type="float">
            <text:p>9.01721591129899E-006</text:p>
          </table:table-cell>
          <table:table-cell table:formula="of:=  ( ( ( BETAINV(RAND(); [.$D$2];[.$E$2]) + [.$F$2]) *[.$A6] )  ) / [.$G$2] + RAND() / [.$H$2]" office:value-type="float" office:value="0.0000010093230032362" calcext:value-type="float">
            <text:p>1.0093230032362E-0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 ( ( ( BETAINV(RAND(); [.$D$2];[.$E$2]) + [.$F$2]) *[.$A7] )  ) / [.$G$2] + RAND() / [.$H$2]" office:value-type="float" office:value="0.0000073823968955403" calcext:value-type="float">
            <text:p>7.3823968955403E-006</text:p>
          </table:table-cell>
          <table:table-cell table:formula="of:=  ( ( ( BETAINV(RAND(); [.$D$2];[.$E$2]) + [.$F$2]) *[.$A7] )  ) / [.$G$2] + RAND() / [.$H$2]" office:value-type="float" office:value="0.00000473332400126976" calcext:value-type="float">
            <text:p>4.73332400126976E-006</text:p>
          </table:table-cell>
          <table:table-cell table:formula="of:=  ( ( ( BETAINV(RAND(); [.$D$2];[.$E$2]) + [.$F$2]) *[.$A7] )  ) / [.$G$2] + RAND() / [.$H$2]" office:value-type="float" office:value="0.00000932791950755938" calcext:value-type="float">
            <text:p>9.32791950755938E-006</text:p>
          </table:table-cell>
          <table:table-cell table:formula="of:=  ( ( ( BETAINV(RAND(); [.$D$2];[.$E$2]) + [.$F$2]) *[.$A7] )  ) / [.$G$2] + RAND() / [.$H$2]" office:value-type="float" office:value="0.00000442589898008995" calcext:value-type="float">
            <text:p>4.42589898008995E-006</text:p>
          </table:table-cell>
          <table:table-cell table:formula="of:=  ( ( ( BETAINV(RAND(); [.$D$2];[.$E$2]) + [.$F$2]) *[.$A7] )  ) / [.$G$2] + RAND() / [.$H$2]" office:value-type="float" office:value="0.00000419171620625523" calcext:value-type="float">
            <text:p>4.19171620625523E-006</text:p>
          </table:table-cell>
          <table:table-cell table:formula="of:=  ( ( ( BETAINV(RAND(); [.$D$2];[.$E$2]) + [.$F$2]) *[.$A7] )  ) / [.$G$2] + RAND() / [.$H$2]" office:value-type="float" office:value="0.00000365791478868466" calcext:value-type="float">
            <text:p>3.65791478868466E-006</text:p>
          </table:table-cell>
          <table:table-cell table:formula="of:=  ( ( ( BETAINV(RAND(); [.$D$2];[.$E$2]) + [.$F$2]) *[.$A7] )  ) / [.$G$2] + RAND() / [.$H$2]" office:value-type="float" office:value="0.00000653490952214164" calcext:value-type="float">
            <text:p>6.53490952214164E-006</text:p>
          </table:table-cell>
          <table:table-cell table:formula="of:=  ( ( ( BETAINV(RAND(); [.$D$2];[.$E$2]) + [.$F$2]) *[.$A7] )  ) / [.$G$2] + RAND() / [.$H$2]" office:value-type="float" office:value="0.000000604376343599647" calcext:value-type="float">
            <text:p>6.04376343599647E-007</text:p>
          </table:table-cell>
          <table:table-cell table:formula="of:=  ( ( ( BETAINV(RAND(); [.$D$2];[.$E$2]) + [.$F$2]) *[.$A7] )  ) / [.$G$2] + RAND() / [.$H$2]" office:value-type="float" office:value="0.00000777458585388066" calcext:value-type="float">
            <text:p>7.77458585388066E-006</text:p>
          </table:table-cell>
          <table:table-cell table:formula="of:=  ( ( ( BETAINV(RAND(); [.$D$2];[.$E$2]) + [.$F$2]) *[.$A7] )  ) / [.$G$2] + RAND() / [.$H$2]" office:value-type="float" office:value="0.00000314943577889027" calcext:value-type="float">
            <text:p>3.14943577889027E-006</text:p>
          </table:table-cell>
          <table:table-cell table:formula="of:=  ( ( ( BETAINV(RAND(); [.$D$2];[.$E$2]) + [.$F$2]) *[.$A7] )  ) / [.$G$2] + RAND() / [.$H$2]" office:value-type="float" office:value="0.00000311026527725232" calcext:value-type="float">
            <text:p>3.11026527725232E-006</text:p>
          </table:table-cell>
          <table:table-cell table:formula="of:=  ( ( ( BETAINV(RAND(); [.$D$2];[.$E$2]) + [.$F$2]) *[.$A7] )  ) / [.$G$2] + RAND() / [.$H$2]" office:value-type="float" office:value="0.00000191077657900819" calcext:value-type="float">
            <text:p>1.91077657900819E-006</text:p>
          </table:table-cell>
          <table:table-cell table:formula="of:=  ( ( ( BETAINV(RAND(); [.$D$2];[.$E$2]) + [.$F$2]) *[.$A7] )  ) / [.$G$2] + RAND() / [.$H$2]" office:value-type="float" office:value="0.00000288221975928515" calcext:value-type="float">
            <text:p>2.88221975928515E-006</text:p>
          </table:table-cell>
          <table:table-cell table:formula="of:=  ( ( ( BETAINV(RAND(); [.$D$2];[.$E$2]) + [.$F$2]) *[.$A7] )  ) / [.$G$2] + RAND() / [.$H$2]" office:value-type="float" office:value="0.00000637173796041393" calcext:value-type="float">
            <text:p>6.37173796041393E-006</text:p>
          </table:table-cell>
          <table:table-cell table:formula="of:=  ( ( ( BETAINV(RAND(); [.$D$2];[.$E$2]) + [.$F$2]) *[.$A7] )  ) / [.$G$2] + RAND() / [.$H$2]" office:value-type="float" office:value="0.00000284035106400187" calcext:value-type="float">
            <text:p>2.84035106400187E-006</text:p>
          </table:table-cell>
          <table:table-cell table:formula="of:=  ( ( ( BETAINV(RAND(); [.$D$2];[.$E$2]) + [.$F$2]) *[.$A7] )  ) / [.$G$2] + RAND() / [.$H$2]" office:value-type="float" office:value="0.000009013787692812" calcext:value-type="float">
            <text:p>9.013787692812E-006</text:p>
          </table:table-cell>
          <table:table-cell table:formula="of:=  ( ( ( BETAINV(RAND(); [.$D$2];[.$E$2]) + [.$F$2]) *[.$A7] )  ) / [.$G$2] + RAND() / [.$H$2]" office:value-type="float" office:value="0.00000822762558558949" calcext:value-type="float">
            <text:p>8.22762558558949E-00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 ( ( ( BETAINV(RAND(); [.$D$2];[.$E$2]) + [.$F$2]) *[.$A8] )  ) / [.$G$2] + RAND() / [.$H$2]" office:value-type="float" office:value="0.00000440915251983441" calcext:value-type="float">
            <text:p>4.40915251983441E-006</text:p>
          </table:table-cell>
          <table:table-cell table:formula="of:=  ( ( ( BETAINV(RAND(); [.$D$2];[.$E$2]) + [.$F$2]) *[.$A8] )  ) / [.$G$2] + RAND() / [.$H$2]" office:value-type="float" office:value="0.00000464097536496601" calcext:value-type="float">
            <text:p>0.000004641</text:p>
          </table:table-cell>
          <table:table-cell table:formula="of:=  ( ( ( BETAINV(RAND(); [.$D$2];[.$E$2]) + [.$F$2]) *[.$A8] )  ) / [.$G$2] + RAND() / [.$H$2]" office:value-type="float" office:value="0.0000081383292612737" calcext:value-type="float">
            <text:p>8.1383292612737E-006</text:p>
          </table:table-cell>
          <table:table-cell table:formula="of:=  ( ( ( BETAINV(RAND(); [.$D$2];[.$E$2]) + [.$F$2]) *[.$A8] )  ) / [.$G$2] + RAND() / [.$H$2]" office:value-type="float" office:value="0.00000701086580795389" calcext:value-type="float">
            <text:p>7.01086580795389E-006</text:p>
          </table:table-cell>
          <table:table-cell table:formula="of:=  ( ( ( BETAINV(RAND(); [.$D$2];[.$E$2]) + [.$F$2]) *[.$A8] )  ) / [.$G$2] + RAND() / [.$H$2]" office:value-type="float" office:value="0.00000482489660746724" calcext:value-type="float">
            <text:p>4.82489660746724E-006</text:p>
          </table:table-cell>
          <table:table-cell table:formula="of:=  ( ( ( BETAINV(RAND(); [.$D$2];[.$E$2]) + [.$F$2]) *[.$A8] )  ) / [.$G$2] + RAND() / [.$H$2]" office:value-type="float" office:value="0.000000237519220783038" calcext:value-type="float">
            <text:p>2.37519220783038E-007</text:p>
          </table:table-cell>
          <table:table-cell table:formula="of:=  ( ( ( BETAINV(RAND(); [.$D$2];[.$E$2]) + [.$F$2]) *[.$A8] )  ) / [.$G$2] + RAND() / [.$H$2]" office:value-type="float" office:value="0.00000651267328238838" calcext:value-type="float">
            <text:p>6.51267328238838E-006</text:p>
          </table:table-cell>
          <table:table-cell table:formula="of:=  ( ( ( BETAINV(RAND(); [.$D$2];[.$E$2]) + [.$F$2]) *[.$A8] )  ) / [.$G$2] + RAND() / [.$H$2]" office:value-type="float" office:value="0.00000287161733480365" calcext:value-type="float">
            <text:p>2.87161733480365E-006</text:p>
          </table:table-cell>
          <table:table-cell table:formula="of:=  ( ( ( BETAINV(RAND(); [.$D$2];[.$E$2]) + [.$F$2]) *[.$A8] )  ) / [.$G$2] + RAND() / [.$H$2]" office:value-type="float" office:value="0.00000189858205630256" calcext:value-type="float">
            <text:p>1.89858205630256E-006</text:p>
          </table:table-cell>
          <table:table-cell table:formula="of:=  ( ( ( BETAINV(RAND(); [.$D$2];[.$E$2]) + [.$F$2]) *[.$A8] )  ) / [.$G$2] + RAND() / [.$H$2]" office:value-type="float" office:value="0.000000226720793962969" calcext:value-type="float">
            <text:p>2.26720793962969E-007</text:p>
          </table:table-cell>
          <table:table-cell table:formula="of:=  ( ( ( BETAINV(RAND(); [.$D$2];[.$E$2]) + [.$F$2]) *[.$A8] )  ) / [.$G$2] + RAND() / [.$H$2]" office:value-type="float" office:value="0.000001500958687422" calcext:value-type="float">
            <text:p>0.000001501</text:p>
          </table:table-cell>
          <table:table-cell table:formula="of:=  ( ( ( BETAINV(RAND(); [.$D$2];[.$E$2]) + [.$F$2]) *[.$A8] )  ) / [.$G$2] + RAND() / [.$H$2]" office:value-type="float" office:value="0.0000023817086015007" calcext:value-type="float">
            <text:p>2.3817086015007E-006</text:p>
          </table:table-cell>
          <table:table-cell table:formula="of:=  ( ( ( BETAINV(RAND(); [.$D$2];[.$E$2]) + [.$F$2]) *[.$A8] )  ) / [.$G$2] + RAND() / [.$H$2]" office:value-type="float" office:value="0.000000247886821364113" calcext:value-type="float">
            <text:p>2.47886821364113E-007</text:p>
          </table:table-cell>
          <table:table-cell table:formula="of:=  ( ( ( BETAINV(RAND(); [.$D$2];[.$E$2]) + [.$F$2]) *[.$A8] )  ) / [.$G$2] + RAND() / [.$H$2]" office:value-type="float" office:value="0.0000072607878402935" calcext:value-type="float">
            <text:p>7.2607878402935E-006</text:p>
          </table:table-cell>
          <table:table-cell table:formula="of:=  ( ( ( BETAINV(RAND(); [.$D$2];[.$E$2]) + [.$F$2]) *[.$A8] )  ) / [.$G$2] + RAND() / [.$H$2]" office:value-type="float" office:value="0.00000405106567446283" calcext:value-type="float">
            <text:p>4.05106567446283E-006</text:p>
          </table:table-cell>
          <table:table-cell table:formula="of:=  ( ( ( BETAINV(RAND(); [.$D$2];[.$E$2]) + [.$F$2]) *[.$A8] )  ) / [.$G$2] + RAND() / [.$H$2]" office:value-type="float" office:value="0.00000801871390719903" calcext:value-type="float">
            <text:p>8.01871390719903E-006</text:p>
          </table:table-cell>
          <table:table-cell table:formula="of:=  ( ( ( BETAINV(RAND(); [.$D$2];[.$E$2]) + [.$F$2]) *[.$A8] )  ) / [.$G$2] + RAND() / [.$H$2]" office:value-type="float" office:value="0.00000342575408477072" calcext:value-type="float">
            <text:p>3.42575408477072E-006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  ( ( ( BETAINV(RAND(); [.$D$2];[.$E$2]) + [.$F$2]) *[.$A9] )  ) / [.$G$2] + RAND() / [.$H$2]" office:value-type="float" office:value="0.0000060260936925488" calcext:value-type="float">
            <text:p>6.0260936925488E-006</text:p>
          </table:table-cell>
          <table:table-cell table:formula="of:=  ( ( ( BETAINV(RAND(); [.$D$2];[.$E$2]) + [.$F$2]) *[.$A9] )  ) / [.$G$2] + RAND() / [.$H$2]" office:value-type="float" office:value="0.00000558056441790669" calcext:value-type="float">
            <text:p>5.58056441790669E-006</text:p>
          </table:table-cell>
          <table:table-cell table:formula="of:=  ( ( ( BETAINV(RAND(); [.$D$2];[.$E$2]) + [.$F$2]) *[.$A9] )  ) / [.$G$2] + RAND() / [.$H$2]" office:value-type="float" office:value="0.00000671367561888239" calcext:value-type="float">
            <text:p>6.71367561888239E-006</text:p>
          </table:table-cell>
          <table:table-cell table:formula="of:=  ( ( ( BETAINV(RAND(); [.$D$2];[.$E$2]) + [.$F$2]) *[.$A9] )  ) / [.$G$2] + RAND() / [.$H$2]" office:value-type="float" office:value="0.00000905014810233658" calcext:value-type="float">
            <text:p>9.05014810233658E-006</text:p>
          </table:table-cell>
          <table:table-cell table:formula="of:=  ( ( ( BETAINV(RAND(); [.$D$2];[.$E$2]) + [.$F$2]) *[.$A9] )  ) / [.$G$2] + RAND() / [.$H$2]" office:value-type="float" office:value="0.00000981894545596749" calcext:value-type="float">
            <text:p>9.81894545596749E-006</text:p>
          </table:table-cell>
          <table:table-cell table:formula="of:=  ( ( ( BETAINV(RAND(); [.$D$2];[.$E$2]) + [.$F$2]) *[.$A9] )  ) / [.$G$2] + RAND() / [.$H$2]" office:value-type="float" office:value="0.00000164656206856903" calcext:value-type="float">
            <text:p>1.64656206856903E-006</text:p>
          </table:table-cell>
          <table:table-cell table:formula="of:=  ( ( ( BETAINV(RAND(); [.$D$2];[.$E$2]) + [.$F$2]) *[.$A9] )  ) / [.$G$2] + RAND() / [.$H$2]" office:value-type="float" office:value="0.00000401906884541376" calcext:value-type="float">
            <text:p>4.01906884541376E-006</text:p>
          </table:table-cell>
          <table:table-cell table:formula="of:=  ( ( ( BETAINV(RAND(); [.$D$2];[.$E$2]) + [.$F$2]) *[.$A9] )  ) / [.$G$2] + RAND() / [.$H$2]" office:value-type="float" office:value="0.00000168154351123003" calcext:value-type="float">
            <text:p>1.68154351123003E-006</text:p>
          </table:table-cell>
          <table:table-cell table:formula="of:=  ( ( ( BETAINV(RAND(); [.$D$2];[.$E$2]) + [.$F$2]) *[.$A9] )  ) / [.$G$2] + RAND() / [.$H$2]" office:value-type="float" office:value="0.00000105500986997026" calcext:value-type="float">
            <text:p>0.000001055</text:p>
          </table:table-cell>
          <table:table-cell table:formula="of:=  ( ( ( BETAINV(RAND(); [.$D$2];[.$E$2]) + [.$F$2]) *[.$A9] )  ) / [.$G$2] + RAND() / [.$H$2]" office:value-type="float" office:value="0.00000247554197918603" calcext:value-type="float">
            <text:p>2.47554197918603E-006</text:p>
          </table:table-cell>
          <table:table-cell table:formula="of:=  ( ( ( BETAINV(RAND(); [.$D$2];[.$E$2]) + [.$F$2]) *[.$A9] )  ) / [.$G$2] + RAND() / [.$H$2]" office:value-type="float" office:value="0.00000674253988451615" calcext:value-type="float">
            <text:p>6.74253988451615E-006</text:p>
          </table:table-cell>
          <table:table-cell table:formula="of:=  ( ( ( BETAINV(RAND(); [.$D$2];[.$E$2]) + [.$F$2]) *[.$A9] )  ) / [.$G$2] + RAND() / [.$H$2]" office:value-type="float" office:value="0.00000184602375884394" calcext:value-type="float">
            <text:p>0.000001846</text:p>
          </table:table-cell>
          <table:table-cell table:formula="of:=  ( ( ( BETAINV(RAND(); [.$D$2];[.$E$2]) + [.$F$2]) *[.$A9] )  ) / [.$G$2] + RAND() / [.$H$2]" office:value-type="float" office:value="0.00000822317044660938" calcext:value-type="float">
            <text:p>8.22317044660938E-006</text:p>
          </table:table-cell>
          <table:table-cell table:formula="of:=  ( ( ( BETAINV(RAND(); [.$D$2];[.$E$2]) + [.$F$2]) *[.$A9] )  ) / [.$G$2] + RAND() / [.$H$2]" office:value-type="float" office:value="0.00000387915778044799" calcext:value-type="float">
            <text:p>3.87915778044799E-006</text:p>
          </table:table-cell>
          <table:table-cell table:formula="of:=  ( ( ( BETAINV(RAND(); [.$D$2];[.$E$2]) + [.$F$2]) *[.$A9] )  ) / [.$G$2] + RAND() / [.$H$2]" office:value-type="float" office:value="0.00000226303269455085" calcext:value-type="float">
            <text:p>0.000002263</text:p>
          </table:table-cell>
          <table:table-cell table:formula="of:=  ( ( ( BETAINV(RAND(); [.$D$2];[.$E$2]) + [.$F$2]) *[.$A9] )  ) / [.$G$2] + RAND() / [.$H$2]" office:value-type="float" office:value="0.00000938945798498125" calcext:value-type="float">
            <text:p>9.38945798498125E-006</text:p>
          </table:table-cell>
          <table:table-cell table:formula="of:=  ( ( ( BETAINV(RAND(); [.$D$2];[.$E$2]) + [.$F$2]) *[.$A9] )  ) / [.$G$2] + RAND() / [.$H$2]" office:value-type="float" office:value="0.00000994617161649092" calcext:value-type="float">
            <text:p>9.94617161649092E-00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  ( ( ( BETAINV(RAND(); [.$D$2];[.$E$2]) + [.$F$2]) *[.$A10] )  ) / [.$G$2] + RAND() / [.$H$2]" office:value-type="float" office:value="0.00000731327074674255" calcext:value-type="float">
            <text:p>7.31327074674255E-006</text:p>
          </table:table-cell>
          <table:table-cell table:formula="of:=  ( ( ( BETAINV(RAND(); [.$D$2];[.$E$2]) + [.$F$2]) *[.$A10] )  ) / [.$G$2] + RAND() / [.$H$2]" office:value-type="float" office:value="0.00000757744293850746" calcext:value-type="float">
            <text:p>7.57744293850746E-006</text:p>
          </table:table-cell>
          <table:table-cell table:formula="of:=  ( ( ( BETAINV(RAND(); [.$D$2];[.$E$2]) + [.$F$2]) *[.$A10] )  ) / [.$G$2] + RAND() / [.$H$2]" office:value-type="float" office:value="0.00000770561134001475" calcext:value-type="float">
            <text:p>7.70561134001475E-006</text:p>
          </table:table-cell>
          <table:table-cell table:formula="of:=  ( ( ( BETAINV(RAND(); [.$D$2];[.$E$2]) + [.$F$2]) *[.$A10] )  ) / [.$G$2] + RAND() / [.$H$2]" office:value-type="float" office:value="0.000000837179324038613" calcext:value-type="float">
            <text:p>8.37179324038613E-007</text:p>
          </table:table-cell>
          <table:table-cell table:formula="of:=  ( ( ( BETAINV(RAND(); [.$D$2];[.$E$2]) + [.$F$2]) *[.$A10] )  ) / [.$G$2] + RAND() / [.$H$2]" office:value-type="float" office:value="0.00000743998894357512" calcext:value-type="float">
            <text:p>0.00000744</text:p>
          </table:table-cell>
          <table:table-cell table:formula="of:=  ( ( ( BETAINV(RAND(); [.$D$2];[.$E$2]) + [.$F$2]) *[.$A10] )  ) / [.$G$2] + RAND() / [.$H$2]" office:value-type="float" office:value="0.0000014860741668996" calcext:value-type="float">
            <text:p>1.4860741668996E-006</text:p>
          </table:table-cell>
          <table:table-cell table:formula="of:=  ( ( ( BETAINV(RAND(); [.$D$2];[.$E$2]) + [.$F$2]) *[.$A10] )  ) / [.$G$2] + RAND() / [.$H$2]" office:value-type="float" office:value="0.00000470586300079673" calcext:value-type="float">
            <text:p>4.70586300079673E-006</text:p>
          </table:table-cell>
          <table:table-cell table:formula="of:=  ( ( ( BETAINV(RAND(); [.$D$2];[.$E$2]) + [.$F$2]) *[.$A10] )  ) / [.$G$2] + RAND() / [.$H$2]" office:value-type="float" office:value="0.00000926657152429461" calcext:value-type="float">
            <text:p>9.26657152429461E-006</text:p>
          </table:table-cell>
          <table:table-cell table:formula="of:=  ( ( ( BETAINV(RAND(); [.$D$2];[.$E$2]) + [.$F$2]) *[.$A10] )  ) / [.$G$2] + RAND() / [.$H$2]" office:value-type="float" office:value="0.0000000908288863097012" calcext:value-type="float">
            <text:p>9.08288863097012E-008</text:p>
          </table:table-cell>
          <table:table-cell table:formula="of:=  ( ( ( BETAINV(RAND(); [.$D$2];[.$E$2]) + [.$F$2]) *[.$A10] )  ) / [.$G$2] + RAND() / [.$H$2]" office:value-type="float" office:value="0.00000910624123000193" calcext:value-type="float">
            <text:p>9.10624123000193E-006</text:p>
          </table:table-cell>
          <table:table-cell table:formula="of:=  ( ( ( BETAINV(RAND(); [.$D$2];[.$E$2]) + [.$F$2]) *[.$A10] )  ) / [.$G$2] + RAND() / [.$H$2]" office:value-type="float" office:value="0.00000363645330512542" calcext:value-type="float">
            <text:p>3.63645330512542E-006</text:p>
          </table:table-cell>
          <table:table-cell table:formula="of:=  ( ( ( BETAINV(RAND(); [.$D$2];[.$E$2]) + [.$F$2]) *[.$A10] )  ) / [.$G$2] + RAND() / [.$H$2]" office:value-type="float" office:value="0.00000563827717646943" calcext:value-type="float">
            <text:p>5.63827717646943E-006</text:p>
          </table:table-cell>
          <table:table-cell table:formula="of:=  ( ( ( BETAINV(RAND(); [.$D$2];[.$E$2]) + [.$F$2]) *[.$A10] )  ) / [.$G$2] + RAND() / [.$H$2]" office:value-type="float" office:value="0.00000969501723753248" calcext:value-type="float">
            <text:p>0.000009695</text:p>
          </table:table-cell>
          <table:table-cell table:formula="of:=  ( ( ( BETAINV(RAND(); [.$D$2];[.$E$2]) + [.$F$2]) *[.$A10] )  ) / [.$G$2] + RAND() / [.$H$2]" office:value-type="float" office:value="0.00000877360288837534" calcext:value-type="float">
            <text:p>8.77360288837534E-006</text:p>
          </table:table-cell>
          <table:table-cell table:formula="of:=  ( ( ( BETAINV(RAND(); [.$D$2];[.$E$2]) + [.$F$2]) *[.$A10] )  ) / [.$G$2] + RAND() / [.$H$2]" office:value-type="float" office:value="0.00000701349142993771" calcext:value-type="float">
            <text:p>7.01349142993771E-006</text:p>
          </table:table-cell>
          <table:table-cell table:formula="of:=  ( ( ( BETAINV(RAND(); [.$D$2];[.$E$2]) + [.$F$2]) *[.$A10] )  ) / [.$G$2] + RAND() / [.$H$2]" office:value-type="float" office:value="0.00000646060112557184" calcext:value-type="float">
            <text:p>6.46060112557184E-006</text:p>
          </table:table-cell>
          <table:table-cell table:formula="of:=  ( ( ( BETAINV(RAND(); [.$D$2];[.$E$2]) + [.$F$2]) *[.$A10] )  ) / [.$G$2] + RAND() / [.$H$2]" office:value-type="float" office:value="0.00000676993588067213" calcext:value-type="float">
            <text:p>6.76993588067213E-006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  ( ( ( BETAINV(RAND(); [.$D$2];[.$E$2]) + [.$F$2]) *[.$A11] )  ) / [.$G$2] + RAND() / [.$H$2]" office:value-type="float" office:value="0.00000982682828949084" calcext:value-type="float">
            <text:p>9.82682828949084E-006</text:p>
          </table:table-cell>
          <table:table-cell table:formula="of:=  ( ( ( BETAINV(RAND(); [.$D$2];[.$E$2]) + [.$F$2]) *[.$A11] )  ) / [.$G$2] + RAND() / [.$H$2]" office:value-type="float" office:value="0.00000457159021101623" calcext:value-type="float">
            <text:p>4.57159021101623E-006</text:p>
          </table:table-cell>
          <table:table-cell table:formula="of:=  ( ( ( BETAINV(RAND(); [.$D$2];[.$E$2]) + [.$F$2]) *[.$A11] )  ) / [.$G$2] + RAND() / [.$H$2]" office:value-type="float" office:value="0.00000113775029784531" calcext:value-type="float">
            <text:p>1.13775029784531E-006</text:p>
          </table:table-cell>
          <table:table-cell table:formula="of:=  ( ( ( BETAINV(RAND(); [.$D$2];[.$E$2]) + [.$F$2]) *[.$A11] )  ) / [.$G$2] + RAND() / [.$H$2]" office:value-type="float" office:value="0.000000589256916598605" calcext:value-type="float">
            <text:p>5.89256916598605E-007</text:p>
          </table:table-cell>
          <table:table-cell table:formula="of:=  ( ( ( BETAINV(RAND(); [.$D$2];[.$E$2]) + [.$F$2]) *[.$A11] )  ) / [.$G$2] + RAND() / [.$H$2]" office:value-type="float" office:value="0.0000068462611927618" calcext:value-type="float">
            <text:p>6.8462611927618E-006</text:p>
          </table:table-cell>
          <table:table-cell table:formula="of:=  ( ( ( BETAINV(RAND(); [.$D$2];[.$E$2]) + [.$F$2]) *[.$A11] )  ) / [.$G$2] + RAND() / [.$H$2]" office:value-type="float" office:value="0.00000850895831120588" calcext:value-type="float">
            <text:p>0.000008509</text:p>
          </table:table-cell>
          <table:table-cell table:formula="of:=  ( ( ( BETAINV(RAND(); [.$D$2];[.$E$2]) + [.$F$2]) *[.$A11] )  ) / [.$G$2] + RAND() / [.$H$2]" office:value-type="float" office:value="0.00000776967780670956" calcext:value-type="float">
            <text:p>7.76967780670956E-006</text:p>
          </table:table-cell>
          <table:table-cell table:formula="of:=  ( ( ( BETAINV(RAND(); [.$D$2];[.$E$2]) + [.$F$2]) *[.$A11] )  ) / [.$G$2] + RAND() / [.$H$2]" office:value-type="float" office:value="0.00000409044814614242" calcext:value-type="float">
            <text:p>4.09044814614242E-006</text:p>
          </table:table-cell>
          <table:table-cell table:formula="of:=  ( ( ( BETAINV(RAND(); [.$D$2];[.$E$2]) + [.$F$2]) *[.$A11] )  ) / [.$G$2] + RAND() / [.$H$2]" office:value-type="float" office:value="0.0000064039416102856" calcext:value-type="float">
            <text:p>6.4039416102856E-006</text:p>
          </table:table-cell>
          <table:table-cell table:formula="of:=  ( ( ( BETAINV(RAND(); [.$D$2];[.$E$2]) + [.$F$2]) *[.$A11] )  ) / [.$G$2] + RAND() / [.$H$2]" office:value-type="float" office:value="0.000000563965863890795" calcext:value-type="float">
            <text:p>0.000000564</text:p>
          </table:table-cell>
          <table:table-cell table:formula="of:=  ( ( ( BETAINV(RAND(); [.$D$2];[.$E$2]) + [.$F$2]) *[.$A11] )  ) / [.$G$2] + RAND() / [.$H$2]" office:value-type="float" office:value="0.00000923392388892397" calcext:value-type="float">
            <text:p>9.23392388892397E-006</text:p>
          </table:table-cell>
          <table:table-cell table:formula="of:=  ( ( ( BETAINV(RAND(); [.$D$2];[.$E$2]) + [.$F$2]) *[.$A11] )  ) / [.$G$2] + RAND() / [.$H$2]" office:value-type="float" office:value="0.00000282919994116622" calcext:value-type="float">
            <text:p>2.82919994116622E-006</text:p>
          </table:table-cell>
          <table:table-cell table:formula="of:=  ( ( ( BETAINV(RAND(); [.$D$2];[.$E$2]) + [.$F$2]) *[.$A11] )  ) / [.$G$2] + RAND() / [.$H$2]" office:value-type="float" office:value="0.00000657577563478971" calcext:value-type="float">
            <text:p>6.57577563478971E-006</text:p>
          </table:table-cell>
          <table:table-cell table:formula="of:=  ( ( ( BETAINV(RAND(); [.$D$2];[.$E$2]) + [.$F$2]) *[.$A11] )  ) / [.$G$2] + RAND() / [.$H$2]" office:value-type="float" office:value="0.00000234321021757705" calcext:value-type="float">
            <text:p>2.34321021757705E-006</text:p>
          </table:table-cell>
          <table:table-cell table:formula="of:=  ( ( ( BETAINV(RAND(); [.$D$2];[.$E$2]) + [.$F$2]) *[.$A11] )  ) / [.$G$2] + RAND() / [.$H$2]" office:value-type="float" office:value="0.00000475834062596785" calcext:value-type="float">
            <text:p>4.75834062596785E-006</text:p>
          </table:table-cell>
          <table:table-cell table:formula="of:=  ( ( ( BETAINV(RAND(); [.$D$2];[.$E$2]) + [.$F$2]) *[.$A11] )  ) / [.$G$2] + RAND() / [.$H$2]" office:value-type="float" office:value="0.00000208700926601603" calcext:value-type="float">
            <text:p>0.000002087</text:p>
          </table:table-cell>
          <table:table-cell table:formula="of:=  ( ( ( BETAINV(RAND(); [.$D$2];[.$E$2]) + [.$F$2]) *[.$A11] )  ) / [.$G$2] + RAND() / [.$H$2]" office:value-type="float" office:value="0.00000952322967516599" calcext:value-type="float">
            <text:p>9.52322967516599E-006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  ( ( ( BETAINV(RAND(); [.$D$2];[.$E$2]) + [.$F$2]) *[.$A12] )  ) / [.$G$2] + RAND() / [.$H$2]" office:value-type="float" office:value="0.00000053403435942763" calcext:value-type="float">
            <text:p>0.000000534</text:p>
          </table:table-cell>
          <table:table-cell table:formula="of:=  ( ( ( BETAINV(RAND(); [.$D$2];[.$E$2]) + [.$F$2]) *[.$A12] )  ) / [.$G$2] + RAND() / [.$H$2]" office:value-type="float" office:value="0.00000790175815296988" calcext:value-type="float">
            <text:p>7.90175815296988E-006</text:p>
          </table:table-cell>
          <table:table-cell table:formula="of:=  ( ( ( BETAINV(RAND(); [.$D$2];[.$E$2]) + [.$F$2]) *[.$A12] )  ) / [.$G$2] + RAND() / [.$H$2]" office:value-type="float" office:value="0.00000887596322773585" calcext:value-type="float">
            <text:p>0.000008876</text:p>
          </table:table-cell>
          <table:table-cell table:formula="of:=  ( ( ( BETAINV(RAND(); [.$D$2];[.$E$2]) + [.$F$2]) *[.$A12] )  ) / [.$G$2] + RAND() / [.$H$2]" office:value-type="float" office:value="0.00000688501238816517" calcext:value-type="float">
            <text:p>0.000006885</text:p>
          </table:table-cell>
          <table:table-cell table:formula="of:=  ( ( ( BETAINV(RAND(); [.$D$2];[.$E$2]) + [.$F$2]) *[.$A12] )  ) / [.$G$2] + RAND() / [.$H$2]" office:value-type="float" office:value="0.0000047053004188873" calcext:value-type="float">
            <text:p>4.7053004188873E-006</text:p>
          </table:table-cell>
          <table:table-cell table:formula="of:=  ( ( ( BETAINV(RAND(); [.$D$2];[.$E$2]) + [.$F$2]) *[.$A12] )  ) / [.$G$2] + RAND() / [.$H$2]" office:value-type="float" office:value="0.00000923430343394654" calcext:value-type="float">
            <text:p>9.23430343394654E-006</text:p>
          </table:table-cell>
          <table:table-cell table:formula="of:=  ( ( ( BETAINV(RAND(); [.$D$2];[.$E$2]) + [.$F$2]) *[.$A12] )  ) / [.$G$2] + RAND() / [.$H$2]" office:value-type="float" office:value="0.00000680294833425565" calcext:value-type="float">
            <text:p>6.80294833425565E-006</text:p>
          </table:table-cell>
          <table:table-cell table:formula="of:=  ( ( ( BETAINV(RAND(); [.$D$2];[.$E$2]) + [.$F$2]) *[.$A12] )  ) / [.$G$2] + RAND() / [.$H$2]" office:value-type="float" office:value="0.00000700123691631862" calcext:value-type="float">
            <text:p>7.00123691631862E-006</text:p>
          </table:table-cell>
          <table:table-cell table:formula="of:=  ( ( ( BETAINV(RAND(); [.$D$2];[.$E$2]) + [.$F$2]) *[.$A12] )  ) / [.$G$2] + RAND() / [.$H$2]" office:value-type="float" office:value="0.00000899015677052353" calcext:value-type="float">
            <text:p>8.99015677052353E-006</text:p>
          </table:table-cell>
          <table:table-cell table:formula="of:=  ( ( ( BETAINV(RAND(); [.$D$2];[.$E$2]) + [.$F$2]) *[.$A12] )  ) / [.$G$2] + RAND() / [.$H$2]" office:value-type="float" office:value="0.00000507887814853268" calcext:value-type="float">
            <text:p>5.07887814853268E-006</text:p>
          </table:table-cell>
          <table:table-cell table:formula="of:=  ( ( ( BETAINV(RAND(); [.$D$2];[.$E$2]) + [.$F$2]) *[.$A12] )  ) / [.$G$2] + RAND() / [.$H$2]" office:value-type="float" office:value="0.00000693328674722589" calcext:value-type="float">
            <text:p>6.93328674722589E-006</text:p>
          </table:table-cell>
          <table:table-cell table:formula="of:=  ( ( ( BETAINV(RAND(); [.$D$2];[.$E$2]) + [.$F$2]) *[.$A12] )  ) / [.$G$2] + RAND() / [.$H$2]" office:value-type="float" office:value="0.00000292547614004984" calcext:value-type="float">
            <text:p>2.92547614004984E-006</text:p>
          </table:table-cell>
          <table:table-cell table:formula="of:=  ( ( ( BETAINV(RAND(); [.$D$2];[.$E$2]) + [.$F$2]) *[.$A12] )  ) / [.$G$2] + RAND() / [.$H$2]" office:value-type="float" office:value="0.00000107260856782946" calcext:value-type="float">
            <text:p>1.07260856782946E-006</text:p>
          </table:table-cell>
          <table:table-cell table:formula="of:=  ( ( ( BETAINV(RAND(); [.$D$2];[.$E$2]) + [.$F$2]) *[.$A12] )  ) / [.$G$2] + RAND() / [.$H$2]" office:value-type="float" office:value="0.00000983508133390753" calcext:value-type="float">
            <text:p>9.83508133390753E-006</text:p>
          </table:table-cell>
          <table:table-cell table:formula="of:=  ( ( ( BETAINV(RAND(); [.$D$2];[.$E$2]) + [.$F$2]) *[.$A12] )  ) / [.$G$2] + RAND() / [.$H$2]" office:value-type="float" office:value="0.0000094559983104043" calcext:value-type="float">
            <text:p>0.000009456</text:p>
          </table:table-cell>
          <table:table-cell table:formula="of:=  ( ( ( BETAINV(RAND(); [.$D$2];[.$E$2]) + [.$F$2]) *[.$A12] )  ) / [.$G$2] + RAND() / [.$H$2]" office:value-type="float" office:value="0.00000769035586978979" calcext:value-type="float">
            <text:p>7.69035586978979E-006</text:p>
          </table:table-cell>
          <table:table-cell table:formula="of:=  ( ( ( BETAINV(RAND(); [.$D$2];[.$E$2]) + [.$F$2]) *[.$A12] )  ) / [.$G$2] + RAND() / [.$H$2]" office:value-type="float" office:value="0.0000101503161984533" calcext:value-type="float">
            <text:p>1.01503161984533E-005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  ( ( ( BETAINV(RAND(); [.$D$2];[.$E$2]) + [.$F$2]) *[.$A13] )  ) / [.$G$2] + RAND() / [.$H$2]" office:value-type="float" office:value="0.00000999625918924951" calcext:value-type="float">
            <text:p>9.99625918924951E-006</text:p>
          </table:table-cell>
          <table:table-cell table:formula="of:=  ( ( ( BETAINV(RAND(); [.$D$2];[.$E$2]) + [.$F$2]) *[.$A13] )  ) / [.$G$2] + RAND() / [.$H$2]" office:value-type="float" office:value="0.00000201242454357943" calcext:value-type="float">
            <text:p>2.01242454357943E-006</text:p>
          </table:table-cell>
          <table:table-cell table:formula="of:=  ( ( ( BETAINV(RAND(); [.$D$2];[.$E$2]) + [.$F$2]) *[.$A13] )  ) / [.$G$2] + RAND() / [.$H$2]" office:value-type="float" office:value="0.00000476702322685838" calcext:value-type="float">
            <text:p>0.000004767</text:p>
          </table:table-cell>
          <table:table-cell table:formula="of:=  ( ( ( BETAINV(RAND(); [.$D$2];[.$E$2]) + [.$F$2]) *[.$A13] )  ) / [.$G$2] + RAND() / [.$H$2]" office:value-type="float" office:value="0.00000704097326342847" calcext:value-type="float">
            <text:p>0.000007041</text:p>
          </table:table-cell>
          <table:table-cell table:formula="of:=  ( ( ( BETAINV(RAND(); [.$D$2];[.$E$2]) + [.$F$2]) *[.$A13] )  ) / [.$G$2] + RAND() / [.$H$2]" office:value-type="float" office:value="0.0000087431400559578" calcext:value-type="float">
            <text:p>8.7431400559578E-006</text:p>
          </table:table-cell>
          <table:table-cell table:formula="of:=  ( ( ( BETAINV(RAND(); [.$D$2];[.$E$2]) + [.$F$2]) *[.$A13] )  ) / [.$G$2] + RAND() / [.$H$2]" office:value-type="float" office:value="0.0000050049230868149" calcext:value-type="float">
            <text:p>5.0049230868149E-006</text:p>
          </table:table-cell>
          <table:table-cell table:formula="of:=  ( ( ( BETAINV(RAND(); [.$D$2];[.$E$2]) + [.$F$2]) *[.$A13] )  ) / [.$G$2] + RAND() / [.$H$2]" office:value-type="float" office:value="0.00000379575611127673" calcext:value-type="float">
            <text:p>3.79575611127673E-006</text:p>
          </table:table-cell>
          <table:table-cell table:formula="of:=  ( ( ( BETAINV(RAND(); [.$D$2];[.$E$2]) + [.$F$2]) *[.$A13] )  ) / [.$G$2] + RAND() / [.$H$2]" office:value-type="float" office:value="0.00000807239243242519" calcext:value-type="float">
            <text:p>8.07239243242519E-006</text:p>
          </table:table-cell>
          <table:table-cell table:formula="of:=  ( ( ( BETAINV(RAND(); [.$D$2];[.$E$2]) + [.$F$2]) *[.$A13] )  ) / [.$G$2] + RAND() / [.$H$2]" office:value-type="float" office:value="0.00000459244505148779" calcext:value-type="float">
            <text:p>4.59244505148779E-006</text:p>
          </table:table-cell>
          <table:table-cell table:formula="of:=  ( ( ( BETAINV(RAND(); [.$D$2];[.$E$2]) + [.$F$2]) *[.$A13] )  ) / [.$G$2] + RAND() / [.$H$2]" office:value-type="float" office:value="0.00000117674625539347" calcext:value-type="float">
            <text:p>1.17674625539347E-006</text:p>
          </table:table-cell>
          <table:table-cell table:formula="of:=  ( ( ( BETAINV(RAND(); [.$D$2];[.$E$2]) + [.$F$2]) *[.$A13] )  ) / [.$G$2] + RAND() / [.$H$2]" office:value-type="float" office:value="0.00000531047704221619" calcext:value-type="float">
            <text:p>5.31047704221619E-006</text:p>
          </table:table-cell>
          <table:table-cell table:formula="of:=  ( ( ( BETAINV(RAND(); [.$D$2];[.$E$2]) + [.$F$2]) *[.$A13] )  ) / [.$G$2] + RAND() / [.$H$2]" office:value-type="float" office:value="0.00000505165325952158" calcext:value-type="float">
            <text:p>5.05165325952158E-006</text:p>
          </table:table-cell>
          <table:table-cell table:formula="of:=  ( ( ( BETAINV(RAND(); [.$D$2];[.$E$2]) + [.$F$2]) *[.$A13] )  ) / [.$G$2] + RAND() / [.$H$2]" office:value-type="float" office:value="0.00000311417109262151" calcext:value-type="float">
            <text:p>3.11417109262151E-006</text:p>
          </table:table-cell>
          <table:table-cell table:formula="of:=  ( ( ( BETAINV(RAND(); [.$D$2];[.$E$2]) + [.$F$2]) *[.$A13] )  ) / [.$G$2] + RAND() / [.$H$2]" office:value-type="float" office:value="0.0000033593034951497" calcext:value-type="float">
            <text:p>3.3593034951497E-006</text:p>
          </table:table-cell>
          <table:table-cell table:formula="of:=  ( ( ( BETAINV(RAND(); [.$D$2];[.$E$2]) + [.$F$2]) *[.$A13] )  ) / [.$G$2] + RAND() / [.$H$2]" office:value-type="float" office:value="0.0000080369301827091" calcext:value-type="float">
            <text:p>8.0369301827091E-006</text:p>
          </table:table-cell>
          <table:table-cell table:formula="of:=  ( ( ( BETAINV(RAND(); [.$D$2];[.$E$2]) + [.$F$2]) *[.$A13] )  ) / [.$G$2] + RAND() / [.$H$2]" office:value-type="float" office:value="0.00000975507978888324" calcext:value-type="float">
            <text:p>9.75507978888324E-006</text:p>
          </table:table-cell>
          <table:table-cell table:formula="of:=  ( ( ( BETAINV(RAND(); [.$D$2];[.$E$2]) + [.$F$2]) *[.$A13] )  ) / [.$G$2] + RAND() / [.$H$2]" office:value-type="float" office:value="0.0000085698947885217" calcext:value-type="float">
            <text:p>8.5698947885217E-006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  ( ( ( BETAINV(RAND(); [.$D$2];[.$E$2]) + [.$F$2]) *[.$A14] )  ) / [.$G$2] + RAND() / [.$H$2]" office:value-type="float" office:value="0.00000377941821221659" calcext:value-type="float">
            <text:p>3.77941821221659E-006</text:p>
          </table:table-cell>
          <table:table-cell table:formula="of:=  ( ( ( BETAINV(RAND(); [.$D$2];[.$E$2]) + [.$F$2]) *[.$A14] )  ) / [.$G$2] + RAND() / [.$H$2]" office:value-type="float" office:value="0.00000542728341153985" calcext:value-type="float">
            <text:p>5.42728341153985E-006</text:p>
          </table:table-cell>
          <table:table-cell table:formula="of:=  ( ( ( BETAINV(RAND(); [.$D$2];[.$E$2]) + [.$F$2]) *[.$A14] )  ) / [.$G$2] + RAND() / [.$H$2]" office:value-type="float" office:value="0.0000100774106172434" calcext:value-type="float">
            <text:p>1.00774106172434E-005</text:p>
          </table:table-cell>
          <table:table-cell table:formula="of:=  ( ( ( BETAINV(RAND(); [.$D$2];[.$E$2]) + [.$F$2]) *[.$A14] )  ) / [.$G$2] + RAND() / [.$H$2]" office:value-type="float" office:value="0.00000549552998671347" calcext:value-type="float">
            <text:p>5.49552998671347E-006</text:p>
          </table:table-cell>
          <table:table-cell table:formula="of:=  ( ( ( BETAINV(RAND(); [.$D$2];[.$E$2]) + [.$F$2]) *[.$A14] )  ) / [.$G$2] + RAND() / [.$H$2]" office:value-type="float" office:value="0.00000698417668482144" calcext:value-type="float">
            <text:p>6.98417668482144E-006</text:p>
          </table:table-cell>
          <table:table-cell table:formula="of:=  ( ( ( BETAINV(RAND(); [.$D$2];[.$E$2]) + [.$F$2]) *[.$A14] )  ) / [.$G$2] + RAND() / [.$H$2]" office:value-type="float" office:value="0.00000420192743200354" calcext:value-type="float">
            <text:p>4.20192743200354E-006</text:p>
          </table:table-cell>
          <table:table-cell table:formula="of:=  ( ( ( BETAINV(RAND(); [.$D$2];[.$E$2]) + [.$F$2]) *[.$A14] )  ) / [.$G$2] + RAND() / [.$H$2]" office:value-type="float" office:value="0.00000183414336994022" calcext:value-type="float">
            <text:p>1.83414336994022E-006</text:p>
          </table:table-cell>
          <table:table-cell table:formula="of:=  ( ( ( BETAINV(RAND(); [.$D$2];[.$E$2]) + [.$F$2]) *[.$A14] )  ) / [.$G$2] + RAND() / [.$H$2]" office:value-type="float" office:value="0.00000559706471282636" calcext:value-type="float">
            <text:p>5.59706471282636E-006</text:p>
          </table:table-cell>
          <table:table-cell table:formula="of:=  ( ( ( BETAINV(RAND(); [.$D$2];[.$E$2]) + [.$F$2]) *[.$A14] )  ) / [.$G$2] + RAND() / [.$H$2]" office:value-type="float" office:value="0.00000617016975267276" calcext:value-type="float">
            <text:p>6.17016975267276E-006</text:p>
          </table:table-cell>
          <table:table-cell table:formula="of:=  ( ( ( BETAINV(RAND(); [.$D$2];[.$E$2]) + [.$F$2]) *[.$A14] )  ) / [.$G$2] + RAND() / [.$H$2]" office:value-type="float" office:value="0.00000764172971525304" calcext:value-type="float">
            <text:p>7.64172971525304E-006</text:p>
          </table:table-cell>
          <table:table-cell table:formula="of:=  ( ( ( BETAINV(RAND(); [.$D$2];[.$E$2]) + [.$F$2]) *[.$A14] )  ) / [.$G$2] + RAND() / [.$H$2]" office:value-type="float" office:value="0.00000835258034434792" calcext:value-type="float">
            <text:p>8.35258034434792E-006</text:p>
          </table:table-cell>
          <table:table-cell table:formula="of:=  ( ( ( BETAINV(RAND(); [.$D$2];[.$E$2]) + [.$F$2]) *[.$A14] )  ) / [.$G$2] + RAND() / [.$H$2]" office:value-type="float" office:value="0.0000058217889563131" calcext:value-type="float">
            <text:p>5.8217889563131E-006</text:p>
          </table:table-cell>
          <table:table-cell table:formula="of:=  ( ( ( BETAINV(RAND(); [.$D$2];[.$E$2]) + [.$F$2]) *[.$A14] )  ) / [.$G$2] + RAND() / [.$H$2]" office:value-type="float" office:value="0.00000216406923985022" calcext:value-type="float">
            <text:p>2.16406923985022E-006</text:p>
          </table:table-cell>
          <table:table-cell table:formula="of:=  ( ( ( BETAINV(RAND(); [.$D$2];[.$E$2]) + [.$F$2]) *[.$A14] )  ) / [.$G$2] + RAND() / [.$H$2]" office:value-type="float" office:value="0.0000048844971972113" calcext:value-type="float">
            <text:p>4.8844971972113E-006</text:p>
          </table:table-cell>
          <table:table-cell table:formula="of:=  ( ( ( BETAINV(RAND(); [.$D$2];[.$E$2]) + [.$F$2]) *[.$A14] )  ) / [.$G$2] + RAND() / [.$H$2]" office:value-type="float" office:value="0.00000801804145613385" calcext:value-type="float">
            <text:p>0.000008018</text:p>
          </table:table-cell>
          <table:table-cell table:formula="of:=  ( ( ( BETAINV(RAND(); [.$D$2];[.$E$2]) + [.$F$2]) *[.$A14] )  ) / [.$G$2] + RAND() / [.$H$2]" office:value-type="float" office:value="0.000004403367593799" calcext:value-type="float">
            <text:p>4.403367593799E-006</text:p>
          </table:table-cell>
          <table:table-cell table:formula="of:=  ( ( ( BETAINV(RAND(); [.$D$2];[.$E$2]) + [.$F$2]) *[.$A14] )  ) / [.$G$2] + RAND() / [.$H$2]" office:value-type="float" office:value="0.00000561831648511841" calcext:value-type="float">
            <text:p>5.61831648511841E-006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  ( ( ( BETAINV(RAND(); [.$D$2];[.$E$2]) + [.$F$2]) *[.$A15] )  ) / [.$G$2] + RAND() / [.$H$2]" office:value-type="float" office:value="0.0000101982686256839" calcext:value-type="float">
            <text:p>1.01982686256839E-005</text:p>
          </table:table-cell>
          <table:table-cell table:formula="of:=  ( ( ( BETAINV(RAND(); [.$D$2];[.$E$2]) + [.$F$2]) *[.$A15] )  ) / [.$G$2] + RAND() / [.$H$2]" office:value-type="float" office:value="0.0000103772942179641" calcext:value-type="float">
            <text:p>1.03772942179641E-005</text:p>
          </table:table-cell>
          <table:table-cell table:formula="of:=  ( ( ( BETAINV(RAND(); [.$D$2];[.$E$2]) + [.$F$2]) *[.$A15] )  ) / [.$G$2] + RAND() / [.$H$2]" office:value-type="float" office:value="0.00000742165760876554" calcext:value-type="float">
            <text:p>7.42165760876554E-006</text:p>
          </table:table-cell>
          <table:table-cell table:formula="of:=  ( ( ( BETAINV(RAND(); [.$D$2];[.$E$2]) + [.$F$2]) *[.$A15] )  ) / [.$G$2] + RAND() / [.$H$2]" office:value-type="float" office:value="0.00000542966155424226" calcext:value-type="float">
            <text:p>5.42966155424226E-006</text:p>
          </table:table-cell>
          <table:table-cell table:formula="of:=  ( ( ( BETAINV(RAND(); [.$D$2];[.$E$2]) + [.$F$2]) *[.$A15] )  ) / [.$G$2] + RAND() / [.$H$2]" office:value-type="float" office:value="0.00000462369522751939" calcext:value-type="float">
            <text:p>4.62369522751939E-006</text:p>
          </table:table-cell>
          <table:table-cell table:formula="of:=  ( ( ( BETAINV(RAND(); [.$D$2];[.$E$2]) + [.$F$2]) *[.$A15] )  ) / [.$G$2] + RAND() / [.$H$2]" office:value-type="float" office:value="0.00000697972341898326" calcext:value-type="float">
            <text:p>6.97972341898326E-006</text:p>
          </table:table-cell>
          <table:table-cell table:formula="of:=  ( ( ( BETAINV(RAND(); [.$D$2];[.$E$2]) + [.$F$2]) *[.$A15] )  ) / [.$G$2] + RAND() / [.$H$2]" office:value-type="float" office:value="0.00000969550122735761" calcext:value-type="float">
            <text:p>9.69550122735761E-006</text:p>
          </table:table-cell>
          <table:table-cell table:formula="of:=  ( ( ( BETAINV(RAND(); [.$D$2];[.$E$2]) + [.$F$2]) *[.$A15] )  ) / [.$G$2] + RAND() / [.$H$2]" office:value-type="float" office:value="0.00000692541782065697" calcext:value-type="float">
            <text:p>6.92541782065697E-006</text:p>
          </table:table-cell>
          <table:table-cell table:formula="of:=  ( ( ( BETAINV(RAND(); [.$D$2];[.$E$2]) + [.$F$2]) *[.$A15] )  ) / [.$G$2] + RAND() / [.$H$2]" office:value-type="float" office:value="0.0000093426281116739" calcext:value-type="float">
            <text:p>9.3426281116739E-006</text:p>
          </table:table-cell>
          <table:table-cell table:formula="of:=  ( ( ( BETAINV(RAND(); [.$D$2];[.$E$2]) + [.$F$2]) *[.$A15] )  ) / [.$G$2] + RAND() / [.$H$2]" office:value-type="float" office:value="0.0000090907925969649" calcext:value-type="float">
            <text:p>9.0907925969649E-006</text:p>
          </table:table-cell>
          <table:table-cell table:formula="of:=  ( ( ( BETAINV(RAND(); [.$D$2];[.$E$2]) + [.$F$2]) *[.$A15] )  ) / [.$G$2] + RAND() / [.$H$2]" office:value-type="float" office:value="0.0000120555748189921" calcext:value-type="float">
            <text:p>1.20555748189921E-005</text:p>
          </table:table-cell>
          <table:table-cell table:formula="of:=  ( ( ( BETAINV(RAND(); [.$D$2];[.$E$2]) + [.$F$2]) *[.$A15] )  ) / [.$G$2] + RAND() / [.$H$2]" office:value-type="float" office:value="0.00000429707243295289" calcext:value-type="float">
            <text:p>4.29707243295289E-006</text:p>
          </table:table-cell>
          <table:table-cell table:formula="of:=  ( ( ( BETAINV(RAND(); [.$D$2];[.$E$2]) + [.$F$2]) *[.$A15] )  ) / [.$G$2] + RAND() / [.$H$2]" office:value-type="float" office:value="0.00000522084720211946" calcext:value-type="float">
            <text:p>5.22084720211946E-006</text:p>
          </table:table-cell>
          <table:table-cell table:formula="of:=  ( ( ( BETAINV(RAND(); [.$D$2];[.$E$2]) + [.$F$2]) *[.$A15] )  ) / [.$G$2] + RAND() / [.$H$2]" office:value-type="float" office:value="0.00000937680186998693" calcext:value-type="float">
            <text:p>9.37680186998693E-006</text:p>
          </table:table-cell>
          <table:table-cell table:formula="of:=  ( ( ( BETAINV(RAND(); [.$D$2];[.$E$2]) + [.$F$2]) *[.$A15] )  ) / [.$G$2] + RAND() / [.$H$2]" office:value-type="float" office:value="0.00000981911292600983" calcext:value-type="float">
            <text:p>9.81911292600983E-006</text:p>
          </table:table-cell>
          <table:table-cell table:formula="of:=  ( ( ( BETAINV(RAND(); [.$D$2];[.$E$2]) + [.$F$2]) *[.$A15] )  ) / [.$G$2] + RAND() / [.$H$2]" office:value-type="float" office:value="0.00000307995651801822" calcext:value-type="float">
            <text:p>0.00000308</text:p>
          </table:table-cell>
          <table:table-cell table:formula="of:=  ( ( ( BETAINV(RAND(); [.$D$2];[.$E$2]) + [.$F$2]) *[.$A15] )  ) / [.$G$2] + RAND() / [.$H$2]" office:value-type="float" office:value="0.0000104106693007218" calcext:value-type="float">
            <text:p>1.04106693007218E-005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  ( ( ( BETAINV(RAND(); [.$D$2];[.$E$2]) + [.$F$2]) *[.$A16] )  ) / [.$G$2] + RAND() / [.$H$2]" office:value-type="float" office:value="0.0000114090030676577" calcext:value-type="float">
            <text:p>0.000011409</text:p>
          </table:table-cell>
          <table:table-cell table:formula="of:=  ( ( ( BETAINV(RAND(); [.$D$2];[.$E$2]) + [.$F$2]) *[.$A16] )  ) / [.$G$2] + RAND() / [.$H$2]" office:value-type="float" office:value="0.00000541788697586276" calcext:value-type="float">
            <text:p>5.41788697586276E-006</text:p>
          </table:table-cell>
          <table:table-cell table:formula="of:=  ( ( ( BETAINV(RAND(); [.$D$2];[.$E$2]) + [.$F$2]) *[.$A16] )  ) / [.$G$2] + RAND() / [.$H$2]" office:value-type="float" office:value="0.00000703560895417359" calcext:value-type="float">
            <text:p>7.03560895417359E-006</text:p>
          </table:table-cell>
          <table:table-cell table:formula="of:=  ( ( ( BETAINV(RAND(); [.$D$2];[.$E$2]) + [.$F$2]) *[.$A16] )  ) / [.$G$2] + RAND() / [.$H$2]" office:value-type="float" office:value="0.00000579558317423622" calcext:value-type="float">
            <text:p>5.79558317423622E-006</text:p>
          </table:table-cell>
          <table:table-cell table:formula="of:=  ( ( ( BETAINV(RAND(); [.$D$2];[.$E$2]) + [.$F$2]) *[.$A16] )  ) / [.$G$2] + RAND() / [.$H$2]" office:value-type="float" office:value="0.0000147431622311391" calcext:value-type="float">
            <text:p>1.47431622311391E-005</text:p>
          </table:table-cell>
          <table:table-cell table:formula="of:=  ( ( ( BETAINV(RAND(); [.$D$2];[.$E$2]) + [.$F$2]) *[.$A16] )  ) / [.$G$2] + RAND() / [.$H$2]" office:value-type="float" office:value="0.0000118331516012596" calcext:value-type="float">
            <text:p>1.18331516012596E-005</text:p>
          </table:table-cell>
          <table:table-cell table:formula="of:=  ( ( ( BETAINV(RAND(); [.$D$2];[.$E$2]) + [.$F$2]) *[.$A16] )  ) / [.$G$2] + RAND() / [.$H$2]" office:value-type="float" office:value="0.0000117425663582859" calcext:value-type="float">
            <text:p>1.17425663582859E-005</text:p>
          </table:table-cell>
          <table:table-cell table:formula="of:=  ( ( ( BETAINV(RAND(); [.$D$2];[.$E$2]) + [.$F$2]) *[.$A16] )  ) / [.$G$2] + RAND() / [.$H$2]" office:value-type="float" office:value="0.00000658912689388629" calcext:value-type="float">
            <text:p>6.58912689388629E-006</text:p>
          </table:table-cell>
          <table:table-cell table:formula="of:=  ( ( ( BETAINV(RAND(); [.$D$2];[.$E$2]) + [.$F$2]) *[.$A16] )  ) / [.$G$2] + RAND() / [.$H$2]" office:value-type="float" office:value="0.000013735446348552" calcext:value-type="float">
            <text:p>1.3735446348552E-005</text:p>
          </table:table-cell>
          <table:table-cell table:formula="of:=  ( ( ( BETAINV(RAND(); [.$D$2];[.$E$2]) + [.$F$2]) *[.$A16] )  ) / [.$G$2] + RAND() / [.$H$2]" office:value-type="float" office:value="0.0000126151550874771" calcext:value-type="float">
            <text:p>1.26151550874771E-005</text:p>
          </table:table-cell>
          <table:table-cell table:formula="of:=  ( ( ( BETAINV(RAND(); [.$D$2];[.$E$2]) + [.$F$2]) *[.$A16] )  ) / [.$G$2] + RAND() / [.$H$2]" office:value-type="float" office:value="0.00000553437520883449" calcext:value-type="float">
            <text:p>5.53437520883449E-006</text:p>
          </table:table-cell>
          <table:table-cell table:formula="of:=  ( ( ( BETAINV(RAND(); [.$D$2];[.$E$2]) + [.$F$2]) *[.$A16] )  ) / [.$G$2] + RAND() / [.$H$2]" office:value-type="float" office:value="0.00000598126864688517" calcext:value-type="float">
            <text:p>5.98126864688517E-006</text:p>
          </table:table-cell>
          <table:table-cell table:formula="of:=  ( ( ( BETAINV(RAND(); [.$D$2];[.$E$2]) + [.$F$2]) *[.$A16] )  ) / [.$G$2] + RAND() / [.$H$2]" office:value-type="float" office:value="0.00000663386673646691" calcext:value-type="float">
            <text:p>6.63386673646691E-006</text:p>
          </table:table-cell>
          <table:table-cell table:formula="of:=  ( ( ( BETAINV(RAND(); [.$D$2];[.$E$2]) + [.$F$2]) *[.$A16] )  ) / [.$G$2] + RAND() / [.$H$2]" office:value-type="float" office:value="0.0000151885636929173" calcext:value-type="float">
            <text:p>1.51885636929173E-005</text:p>
          </table:table-cell>
          <table:table-cell table:formula="of:=  ( ( ( BETAINV(RAND(); [.$D$2];[.$E$2]) + [.$F$2]) *[.$A16] )  ) / [.$G$2] + RAND() / [.$H$2]" office:value-type="float" office:value="0.0000100639308809289" calcext:value-type="float">
            <text:p>1.00639308809289E-005</text:p>
          </table:table-cell>
          <table:table-cell table:formula="of:=  ( ( ( BETAINV(RAND(); [.$D$2];[.$E$2]) + [.$F$2]) *[.$A16] )  ) / [.$G$2] + RAND() / [.$H$2]" office:value-type="float" office:value="0.0000150166863545134" calcext:value-type="float">
            <text:p>1.50166863545134E-005</text:p>
          </table:table-cell>
          <table:table-cell table:formula="of:=  ( ( ( BETAINV(RAND(); [.$D$2];[.$E$2]) + [.$F$2]) *[.$A16] )  ) / [.$G$2] + RAND() / [.$H$2]" office:value-type="float" office:value="0.00000760440880479418" calcext:value-type="float">
            <text:p>7.60440880479418E-006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  ( ( ( BETAINV(RAND(); [.$D$2];[.$E$2]) + [.$F$2]) *[.$A17] )  ) / [.$G$2] + RAND() / [.$H$2]" office:value-type="float" office:value="0.00001810648305341" calcext:value-type="float">
            <text:p>1.810648305341E-005</text:p>
          </table:table-cell>
          <table:table-cell table:formula="of:=  ( ( ( BETAINV(RAND(); [.$D$2];[.$E$2]) + [.$F$2]) *[.$A17] )  ) / [.$G$2] + RAND() / [.$H$2]" office:value-type="float" office:value="0.0000146375761422708" calcext:value-type="float">
            <text:p>1.46375761422708E-005</text:p>
          </table:table-cell>
          <table:table-cell table:formula="of:=  ( ( ( BETAINV(RAND(); [.$D$2];[.$E$2]) + [.$F$2]) *[.$A17] )  ) / [.$G$2] + RAND() / [.$H$2]" office:value-type="float" office:value="0.0000152284145248234" calcext:value-type="float">
            <text:p>1.52284145248234E-005</text:p>
          </table:table-cell>
          <table:table-cell table:formula="of:=  ( ( ( BETAINV(RAND(); [.$D$2];[.$E$2]) + [.$F$2]) *[.$A17] )  ) / [.$G$2] + RAND() / [.$H$2]" office:value-type="float" office:value="0.0000143837544293269" calcext:value-type="float">
            <text:p>1.43837544293269E-005</text:p>
          </table:table-cell>
          <table:table-cell table:formula="of:=  ( ( ( BETAINV(RAND(); [.$D$2];[.$E$2]) + [.$F$2]) *[.$A17] )  ) / [.$G$2] + RAND() / [.$H$2]" office:value-type="float" office:value="0.000014398805410056" calcext:value-type="float">
            <text:p>1.4398805410056E-005</text:p>
          </table:table-cell>
          <table:table-cell table:formula="of:=  ( ( ( BETAINV(RAND(); [.$D$2];[.$E$2]) + [.$F$2]) *[.$A17] )  ) / [.$G$2] + RAND() / [.$H$2]" office:value-type="float" office:value="0.0000131390750303046" calcext:value-type="float">
            <text:p>1.31390750303046E-005</text:p>
          </table:table-cell>
          <table:table-cell table:formula="of:=  ( ( ( BETAINV(RAND(); [.$D$2];[.$E$2]) + [.$F$2]) *[.$A17] )  ) / [.$G$2] + RAND() / [.$H$2]" office:value-type="float" office:value="0.0000191796413097107" calcext:value-type="float">
            <text:p>1.91796413097107E-005</text:p>
          </table:table-cell>
          <table:table-cell table:formula="of:=  ( ( ( BETAINV(RAND(); [.$D$2];[.$E$2]) + [.$F$2]) *[.$A17] )  ) / [.$G$2] + RAND() / [.$H$2]" office:value-type="float" office:value="0.0000171942426626835" calcext:value-type="float">
            <text:p>1.71942426626835E-005</text:p>
          </table:table-cell>
          <table:table-cell table:formula="of:=  ( ( ( BETAINV(RAND(); [.$D$2];[.$E$2]) + [.$F$2]) *[.$A17] )  ) / [.$G$2] + RAND() / [.$H$2]" office:value-type="float" office:value="0.00001689834481061" calcext:value-type="float">
            <text:p>1.689834481061E-005</text:p>
          </table:table-cell>
          <table:table-cell table:formula="of:=  ( ( ( BETAINV(RAND(); [.$D$2];[.$E$2]) + [.$F$2]) *[.$A17] )  ) / [.$G$2] + RAND() / [.$H$2]" office:value-type="float" office:value="0.000011678050397837" calcext:value-type="float">
            <text:p>1.1678050397837E-005</text:p>
          </table:table-cell>
          <table:table-cell table:formula="of:=  ( ( ( BETAINV(RAND(); [.$D$2];[.$E$2]) + [.$F$2]) *[.$A17] )  ) / [.$G$2] + RAND() / [.$H$2]" office:value-type="float" office:value="0.0000180745119065074" calcext:value-type="float">
            <text:p>1.80745119065074E-005</text:p>
          </table:table-cell>
          <table:table-cell table:formula="of:=  ( ( ( BETAINV(RAND(); [.$D$2];[.$E$2]) + [.$F$2]) *[.$A17] )  ) / [.$G$2] + RAND() / [.$H$2]" office:value-type="float" office:value="0.0000173454267205099" calcext:value-type="float">
            <text:p>1.73454267205099E-005</text:p>
          </table:table-cell>
          <table:table-cell table:formula="of:=  ( ( ( BETAINV(RAND(); [.$D$2];[.$E$2]) + [.$F$2]) *[.$A17] )  ) / [.$G$2] + RAND() / [.$H$2]" office:value-type="float" office:value="0.0000127535764582165" calcext:value-type="float">
            <text:p>1.27535764582165E-005</text:p>
          </table:table-cell>
          <table:table-cell table:formula="of:=  ( ( ( BETAINV(RAND(); [.$D$2];[.$E$2]) + [.$F$2]) *[.$A17] )  ) / [.$G$2] + RAND() / [.$H$2]" office:value-type="float" office:value="0.0000203045050468972" calcext:value-type="float">
            <text:p>2.03045050468972E-005</text:p>
          </table:table-cell>
          <table:table-cell table:formula="of:=  ( ( ( BETAINV(RAND(); [.$D$2];[.$E$2]) + [.$F$2]) *[.$A17] )  ) / [.$G$2] + RAND() / [.$H$2]" office:value-type="float" office:value="0.000012883349628357" calcext:value-type="float">
            <text:p>1.2883349628357E-005</text:p>
          </table:table-cell>
          <table:table-cell table:formula="of:=  ( ( ( BETAINV(RAND(); [.$D$2];[.$E$2]) + [.$F$2]) *[.$A17] )  ) / [.$G$2] + RAND() / [.$H$2]" office:value-type="float" office:value="0.0000125402878247045" calcext:value-type="float">
            <text:p>1.25402878247045E-005</text:p>
          </table:table-cell>
          <table:table-cell table:formula="of:=  ( ( ( BETAINV(RAND(); [.$D$2];[.$E$2]) + [.$F$2]) *[.$A17] )  ) / [.$G$2] + RAND() / [.$H$2]" office:value-type="float" office:value="0.0000163520191020358" calcext:value-type="float">
            <text:p>0.000016352</text:p>
          </table:table-cell>
          <table:table-cell table:number-columns-repeated="1005"/>
        </table:table-row>
        <table:table-row table:style-name="ro1">
          <table:table-cell table:formula="of:=[.A17]*2" office:value-type="float" office:value="2048" calcext:value-type="float">
            <text:p>2048</text:p>
          </table:table-cell>
          <table:table-cell/>
          <table:table-cell table:formula="of:=  ( ( ( BETAINV(RAND(); [.$D$2];[.$E$2]) + [.$F$2]) *[.$A18] )  ) / [.$G$2] + RAND() / [.$H$2]" office:value-type="float" office:value="0.0000239037072774329" calcext:value-type="float">
            <text:p>2.39037072774329E-005</text:p>
          </table:table-cell>
          <table:table-cell table:formula="of:=  ( ( ( BETAINV(RAND(); [.$D$2];[.$E$2]) + [.$F$2]) *[.$A18] )  ) / [.$G$2] + RAND() / [.$H$2]" office:value-type="float" office:value="0.000028805532623056" calcext:value-type="float">
            <text:p>2.8805532623056E-005</text:p>
          </table:table-cell>
          <table:table-cell table:formula="of:=  ( ( ( BETAINV(RAND(); [.$D$2];[.$E$2]) + [.$F$2]) *[.$A18] )  ) / [.$G$2] + RAND() / [.$H$2]" office:value-type="float" office:value="0.0000258038151797242" calcext:value-type="float">
            <text:p>2.58038151797242E-005</text:p>
          </table:table-cell>
          <table:table-cell table:formula="of:=  ( ( ( BETAINV(RAND(); [.$D$2];[.$E$2]) + [.$F$2]) *[.$A18] )  ) / [.$G$2] + RAND() / [.$H$2]" office:value-type="float" office:value="0.0000262856121451012" calcext:value-type="float">
            <text:p>2.62856121451012E-005</text:p>
          </table:table-cell>
          <table:table-cell table:formula="of:=  ( ( ( BETAINV(RAND(); [.$D$2];[.$E$2]) + [.$F$2]) *[.$A18] )  ) / [.$G$2] + RAND() / [.$H$2]" office:value-type="float" office:value="0.0000267014554948962" calcext:value-type="float">
            <text:p>2.67014554948962E-005</text:p>
          </table:table-cell>
          <table:table-cell table:formula="of:=  ( ( ( BETAINV(RAND(); [.$D$2];[.$E$2]) + [.$F$2]) *[.$A18] )  ) / [.$G$2] + RAND() / [.$H$2]" office:value-type="float" office:value="0.000022891142720476" calcext:value-type="float">
            <text:p>2.2891142720476E-005</text:p>
          </table:table-cell>
          <table:table-cell table:formula="of:=  ( ( ( BETAINV(RAND(); [.$D$2];[.$E$2]) + [.$F$2]) *[.$A18] )  ) / [.$G$2] + RAND() / [.$H$2]" office:value-type="float" office:value="0.0000280533468129774" calcext:value-type="float">
            <text:p>2.80533468129774E-005</text:p>
          </table:table-cell>
          <table:table-cell table:formula="of:=  ( ( ( BETAINV(RAND(); [.$D$2];[.$E$2]) + [.$F$2]) *[.$A18] )  ) / [.$G$2] + RAND() / [.$H$2]" office:value-type="float" office:value="0.0000277962091888296" calcext:value-type="float">
            <text:p>2.77962091888296E-005</text:p>
          </table:table-cell>
          <table:table-cell table:formula="of:=  ( ( ( BETAINV(RAND(); [.$D$2];[.$E$2]) + [.$F$2]) *[.$A18] )  ) / [.$G$2] + RAND() / [.$H$2]" office:value-type="float" office:value="0.0000235197333861194" calcext:value-type="float">
            <text:p>2.35197333861194E-005</text:p>
          </table:table-cell>
          <table:table-cell table:formula="of:=  ( ( ( BETAINV(RAND(); [.$D$2];[.$E$2]) + [.$F$2]) *[.$A18] )  ) / [.$G$2] + RAND() / [.$H$2]" office:value-type="float" office:value="0.0000285010524916633" calcext:value-type="float">
            <text:p>2.85010524916633E-005</text:p>
          </table:table-cell>
          <table:table-cell table:formula="of:=  ( ( ( BETAINV(RAND(); [.$D$2];[.$E$2]) + [.$F$2]) *[.$A18] )  ) / [.$G$2] + RAND() / [.$H$2]" office:value-type="float" office:value="0.0000254243144931201" calcext:value-type="float">
            <text:p>2.54243144931201E-005</text:p>
          </table:table-cell>
          <table:table-cell table:formula="of:=  ( ( ( BETAINV(RAND(); [.$D$2];[.$E$2]) + [.$F$2]) *[.$A18] )  ) / [.$G$2] + RAND() / [.$H$2]" office:value-type="float" office:value="0.000023773856462103" calcext:value-type="float">
            <text:p>2.3773856462103E-005</text:p>
          </table:table-cell>
          <table:table-cell table:formula="of:=  ( ( ( BETAINV(RAND(); [.$D$2];[.$E$2]) + [.$F$2]) *[.$A18] )  ) / [.$G$2] + RAND() / [.$H$2]" office:value-type="float" office:value="0.0000227371028844707" calcext:value-type="float">
            <text:p>2.27371028844707E-005</text:p>
          </table:table-cell>
          <table:table-cell table:formula="of:=  ( ( ( BETAINV(RAND(); [.$D$2];[.$E$2]) + [.$F$2]) *[.$A18] )  ) / [.$G$2] + RAND() / [.$H$2]" office:value-type="float" office:value="0.0000273838933503707" calcext:value-type="float">
            <text:p>2.73838933503707E-005</text:p>
          </table:table-cell>
          <table:table-cell table:formula="of:=  ( ( ( BETAINV(RAND(); [.$D$2];[.$E$2]) + [.$F$2]) *[.$A18] )  ) / [.$G$2] + RAND() / [.$H$2]" office:value-type="float" office:value="0.0000296739084585644" calcext:value-type="float">
            <text:p>2.96739084585644E-005</text:p>
          </table:table-cell>
          <table:table-cell table:formula="of:=  ( ( ( BETAINV(RAND(); [.$D$2];[.$E$2]) + [.$F$2]) *[.$A18] )  ) / [.$G$2] + RAND() / [.$H$2]" office:value-type="float" office:value="0.0000261057426218425" calcext:value-type="float">
            <text:p>2.61057426218425E-005</text:p>
          </table:table-cell>
          <table:table-cell table:formula="of:=  ( ( ( BETAINV(RAND(); [.$D$2];[.$E$2]) + [.$F$2]) *[.$A18] )  ) / [.$G$2] + RAND() / [.$H$2]" office:value-type="float" office:value="0.0000247753118012527" calcext:value-type="float">
            <text:p>2.47753118012527E-005</text:p>
          </table:table-cell>
          <table:table-cell table:number-columns-repeated="1005"/>
        </table:table-row>
        <table:table-row table:style-name="ro1">
          <table:table-cell table:formula="of:=[.A18]*2" office:value-type="float" office:value="4096" calcext:value-type="float">
            <text:p>4096</text:p>
          </table:table-cell>
          <table:table-cell/>
          <table:table-cell table:formula="of:=  ( ( ( BETAINV(RAND(); [.$D$2];[.$E$2]) + [.$F$2]) *[.$A19] )  ) / [.$G$2] + RAND() / [.$H$2]" office:value-type="float" office:value="0.0000478897394716991" calcext:value-type="float">
            <text:p>4.78897394716991E-005</text:p>
          </table:table-cell>
          <table:table-cell table:formula="of:=  ( ( ( BETAINV(RAND(); [.$D$2];[.$E$2]) + [.$F$2]) *[.$A19] )  ) / [.$G$2] + RAND() / [.$H$2]" office:value-type="float" office:value="0.0000499807201561505" calcext:value-type="float">
            <text:p>4.99807201561505E-005</text:p>
          </table:table-cell>
          <table:table-cell table:formula="of:=  ( ( ( BETAINV(RAND(); [.$D$2];[.$E$2]) + [.$F$2]) *[.$A19] )  ) / [.$G$2] + RAND() / [.$H$2]" office:value-type="float" office:value="0.000042055375173767" calcext:value-type="float">
            <text:p>4.2055375173767E-005</text:p>
          </table:table-cell>
          <table:table-cell table:formula="of:=  ( ( ( BETAINV(RAND(); [.$D$2];[.$E$2]) + [.$F$2]) *[.$A19] )  ) / [.$G$2] + RAND() / [.$H$2]" office:value-type="float" office:value="0.0000501166633116386" calcext:value-type="float">
            <text:p>5.01166633116386E-005</text:p>
          </table:table-cell>
          <table:table-cell table:formula="of:=  ( ( ( BETAINV(RAND(); [.$D$2];[.$E$2]) + [.$F$2]) *[.$A19] )  ) / [.$G$2] + RAND() / [.$H$2]" office:value-type="float" office:value="0.0000427599784799732" calcext:value-type="float">
            <text:p>0.00004276</text:p>
          </table:table-cell>
          <table:table-cell table:formula="of:=  ( ( ( BETAINV(RAND(); [.$D$2];[.$E$2]) + [.$F$2]) *[.$A19] )  ) / [.$G$2] + RAND() / [.$H$2]" office:value-type="float" office:value="0.0000434475621771481" calcext:value-type="float">
            <text:p>4.34475621771481E-005</text:p>
          </table:table-cell>
          <table:table-cell table:formula="of:=  ( ( ( BETAINV(RAND(); [.$D$2];[.$E$2]) + [.$F$2]) *[.$A19] )  ) / [.$G$2] + RAND() / [.$H$2]" office:value-type="float" office:value="0.0000471190227888935" calcext:value-type="float">
            <text:p>0.000047119</text:p>
          </table:table-cell>
          <table:table-cell table:formula="of:=  ( ( ( BETAINV(RAND(); [.$D$2];[.$E$2]) + [.$F$2]) *[.$A19] )  ) / [.$G$2] + RAND() / [.$H$2]" office:value-type="float" office:value="0.0000474390953477972" calcext:value-type="float">
            <text:p>4.74390953477972E-005</text:p>
          </table:table-cell>
          <table:table-cell table:formula="of:=  ( ( ( BETAINV(RAND(); [.$D$2];[.$E$2]) + [.$F$2]) *[.$A19] )  ) / [.$G$2] + RAND() / [.$H$2]" office:value-type="float" office:value="0.0000450691273763653" calcext:value-type="float">
            <text:p>4.50691273763653E-005</text:p>
          </table:table-cell>
          <table:table-cell table:formula="of:=  ( ( ( BETAINV(RAND(); [.$D$2];[.$E$2]) + [.$F$2]) *[.$A19] )  ) / [.$G$2] + RAND() / [.$H$2]" office:value-type="float" office:value="0.0000452108697231512" calcext:value-type="float">
            <text:p>4.52108697231512E-005</text:p>
          </table:table-cell>
          <table:table-cell table:formula="of:=  ( ( ( BETAINV(RAND(); [.$D$2];[.$E$2]) + [.$F$2]) *[.$A19] )  ) / [.$G$2] + RAND() / [.$H$2]" office:value-type="float" office:value="0.0000492134712700612" calcext:value-type="float">
            <text:p>4.92134712700612E-005</text:p>
          </table:table-cell>
          <table:table-cell table:formula="of:=  ( ( ( BETAINV(RAND(); [.$D$2];[.$E$2]) + [.$F$2]) *[.$A19] )  ) / [.$G$2] + RAND() / [.$H$2]" office:value-type="float" office:value="0.000047889872010241" calcext:value-type="float">
            <text:p>4.7889872010241E-005</text:p>
          </table:table-cell>
          <table:table-cell table:formula="of:=  ( ( ( BETAINV(RAND(); [.$D$2];[.$E$2]) + [.$F$2]) *[.$A19] )  ) / [.$G$2] + RAND() / [.$H$2]" office:value-type="float" office:value="0.0000456918892836928" calcext:value-type="float">
            <text:p>4.56918892836928E-005</text:p>
          </table:table-cell>
          <table:table-cell table:formula="of:=  ( ( ( BETAINV(RAND(); [.$D$2];[.$E$2]) + [.$F$2]) *[.$A19] )  ) / [.$G$2] + RAND() / [.$H$2]" office:value-type="float" office:value="0.0000459980615566615" calcext:value-type="float">
            <text:p>4.59980615566615E-005</text:p>
          </table:table-cell>
          <table:table-cell table:formula="of:=  ( ( ( BETAINV(RAND(); [.$D$2];[.$E$2]) + [.$F$2]) *[.$A19] )  ) / [.$G$2] + RAND() / [.$H$2]" office:value-type="float" office:value="0.0000464497094442969" calcext:value-type="float">
            <text:p>4.64497094442969E-005</text:p>
          </table:table-cell>
          <table:table-cell table:formula="of:=  ( ( ( BETAINV(RAND(); [.$D$2];[.$E$2]) + [.$F$2]) *[.$A19] )  ) / [.$G$2] + RAND() / [.$H$2]" office:value-type="float" office:value="0.0000468274540877414" calcext:value-type="float">
            <text:p>4.68274540877414E-005</text:p>
          </table:table-cell>
          <table:table-cell table:formula="of:=  ( ( ( BETAINV(RAND(); [.$D$2];[.$E$2]) + [.$F$2]) *[.$A19] )  ) / [.$G$2] + RAND() / [.$H$2]" office:value-type="float" office:value="0.0000470574125049319" calcext:value-type="float">
            <text:p>4.70574125049319E-005</text:p>
          </table:table-cell>
          <table:table-cell table:number-columns-repeated="1005"/>
        </table:table-row>
        <table:table-row table:style-name="ro1">
          <table:table-cell table:formula="of:=[.A19]*2" office:value-type="float" office:value="8192" calcext:value-type="float">
            <text:p>8192</text:p>
          </table:table-cell>
          <table:table-cell/>
          <table:table-cell table:formula="of:=  ( ( ( BETAINV(RAND(); [.$D$2];[.$E$2]) + [.$F$2]) *[.$A20] )  ) / [.$G$2] + RAND() / [.$H$2]" office:value-type="float" office:value="0.0000880105117206744" calcext:value-type="float">
            <text:p>8.80105117206744E-005</text:p>
          </table:table-cell>
          <table:table-cell table:formula="of:=  ( ( ( BETAINV(RAND(); [.$D$2];[.$E$2]) + [.$F$2]) *[.$A20] )  ) / [.$G$2] + RAND() / [.$H$2]" office:value-type="float" office:value="0.0000841747277854232" calcext:value-type="float">
            <text:p>8.41747277854232E-005</text:p>
          </table:table-cell>
          <table:table-cell table:formula="of:=  ( ( ( BETAINV(RAND(); [.$D$2];[.$E$2]) + [.$F$2]) *[.$A20] )  ) / [.$G$2] + RAND() / [.$H$2]" office:value-type="float" office:value="0.0000823731170611821" calcext:value-type="float">
            <text:p>8.23731170611821E-005</text:p>
          </table:table-cell>
          <table:table-cell table:formula="of:=  ( ( ( BETAINV(RAND(); [.$D$2];[.$E$2]) + [.$F$2]) *[.$A20] )  ) / [.$G$2] + RAND() / [.$H$2]" office:value-type="float" office:value="0.0000889941859191874" calcext:value-type="float">
            <text:p>8.89941859191874E-005</text:p>
          </table:table-cell>
          <table:table-cell table:formula="of:=  ( ( ( BETAINV(RAND(); [.$D$2];[.$E$2]) + [.$F$2]) *[.$A20] )  ) / [.$G$2] + RAND() / [.$H$2]" office:value-type="float" office:value="0.0000937983371834825" calcext:value-type="float">
            <text:p>9.37983371834825E-005</text:p>
          </table:table-cell>
          <table:table-cell table:formula="of:=  ( ( ( BETAINV(RAND(); [.$D$2];[.$E$2]) + [.$F$2]) *[.$A20] )  ) / [.$G$2] + RAND() / [.$H$2]" office:value-type="float" office:value="0.000088050220754068" calcext:value-type="float">
            <text:p>8.8050220754068E-005</text:p>
          </table:table-cell>
          <table:table-cell table:formula="of:=  ( ( ( BETAINV(RAND(); [.$D$2];[.$E$2]) + [.$F$2]) *[.$A20] )  ) / [.$G$2] + RAND() / [.$H$2]" office:value-type="float" office:value="0.0000929219465816809" calcext:value-type="float">
            <text:p>9.29219465816809E-005</text:p>
          </table:table-cell>
          <table:table-cell table:formula="of:=  ( ( ( BETAINV(RAND(); [.$D$2];[.$E$2]) + [.$F$2]) *[.$A20] )  ) / [.$G$2] + RAND() / [.$H$2]" office:value-type="float" office:value="0.000088358638747248" calcext:value-type="float">
            <text:p>8.8358638747248E-005</text:p>
          </table:table-cell>
          <table:table-cell table:formula="of:=  ( ( ( BETAINV(RAND(); [.$D$2];[.$E$2]) + [.$F$2]) *[.$A20] )  ) / [.$G$2] + RAND() / [.$H$2]" office:value-type="float" office:value="0.0000856452574031785" calcext:value-type="float">
            <text:p>8.56452574031785E-005</text:p>
          </table:table-cell>
          <table:table-cell table:formula="of:=  ( ( ( BETAINV(RAND(); [.$D$2];[.$E$2]) + [.$F$2]) *[.$A20] )  ) / [.$G$2] + RAND() / [.$H$2]" office:value-type="float" office:value="0.0000881537069091188" calcext:value-type="float">
            <text:p>8.81537069091188E-005</text:p>
          </table:table-cell>
          <table:table-cell table:formula="of:=  ( ( ( BETAINV(RAND(); [.$D$2];[.$E$2]) + [.$F$2]) *[.$A20] )  ) / [.$G$2] + RAND() / [.$H$2]" office:value-type="float" office:value="0.0000892699017405273" calcext:value-type="float">
            <text:p>8.92699017405273E-005</text:p>
          </table:table-cell>
          <table:table-cell table:formula="of:=  ( ( ( BETAINV(RAND(); [.$D$2];[.$E$2]) + [.$F$2]) *[.$A20] )  ) / [.$G$2] + RAND() / [.$H$2]" office:value-type="float" office:value="0.0000946857605501493" calcext:value-type="float">
            <text:p>9.46857605501493E-005</text:p>
          </table:table-cell>
          <table:table-cell table:formula="of:=  ( ( ( BETAINV(RAND(); [.$D$2];[.$E$2]) + [.$F$2]) *[.$A20] )  ) / [.$G$2] + RAND() / [.$H$2]" office:value-type="float" office:value="0.0000856826139743201" calcext:value-type="float">
            <text:p>8.56826139743201E-005</text:p>
          </table:table-cell>
          <table:table-cell table:formula="of:=  ( ( ( BETAINV(RAND(); [.$D$2];[.$E$2]) + [.$F$2]) *[.$A20] )  ) / [.$G$2] + RAND() / [.$H$2]" office:value-type="float" office:value="0.0000896049400378275" calcext:value-type="float">
            <text:p>8.96049400378275E-005</text:p>
          </table:table-cell>
          <table:table-cell table:formula="of:=  ( ( ( BETAINV(RAND(); [.$D$2];[.$E$2]) + [.$F$2]) *[.$A20] )  ) / [.$G$2] + RAND() / [.$H$2]" office:value-type="float" office:value="0.0000917614579854975" calcext:value-type="float">
            <text:p>9.17614579854975E-005</text:p>
          </table:table-cell>
          <table:table-cell table:formula="of:=  ( ( ( BETAINV(RAND(); [.$D$2];[.$E$2]) + [.$F$2]) *[.$A20] )  ) / [.$G$2] + RAND() / [.$H$2]" office:value-type="float" office:value="0.0000850738970776368" calcext:value-type="float">
            <text:p>8.50738970776368E-005</text:p>
          </table:table-cell>
          <table:table-cell table:formula="of:=  ( ( ( BETAINV(RAND(); [.$D$2];[.$E$2]) + [.$F$2]) *[.$A20] )  ) / [.$G$2] + RAND() / [.$H$2]" office:value-type="float" office:value="0.000092757008925215" calcext:value-type="float">
            <text:p>0.000092757</text:p>
          </table:table-cell>
          <table:table-cell table:number-columns-repeated="1005"/>
        </table:table-row>
        <table:table-row table:style-name="ro1">
          <table:table-cell table:formula="of:=[.A20]*2" office:value-type="float" office:value="16384" calcext:value-type="float">
            <text:p>16384</text:p>
          </table:table-cell>
          <table:table-cell/>
          <table:table-cell table:formula="of:=  ( ( ( BETAINV(RAND(); [.$D$2];[.$E$2]) + [.$F$2]) *[.$A21] )  ) / [.$G$2] + RAND() / [.$H$2]" office:value-type="float" office:value="0.000169292471924971" calcext:value-type="float">
            <text:p>0.0001692925</text:p>
          </table:table-cell>
          <table:table-cell table:formula="of:=  ( ( ( BETAINV(RAND(); [.$D$2];[.$E$2]) + [.$F$2]) *[.$A21] )  ) / [.$G$2] + RAND() / [.$H$2]" office:value-type="float" office:value="0.00017703787856517" calcext:value-type="float">
            <text:p>0.0001770379</text:p>
          </table:table-cell>
          <table:table-cell table:formula="of:=  ( ( ( BETAINV(RAND(); [.$D$2];[.$E$2]) + [.$F$2]) *[.$A21] )  ) / [.$G$2] + RAND() / [.$H$2]" office:value-type="float" office:value="0.000172396128905484" calcext:value-type="float">
            <text:p>0.0001723961</text:p>
          </table:table-cell>
          <table:table-cell table:formula="of:=  ( ( ( BETAINV(RAND(); [.$D$2];[.$E$2]) + [.$F$2]) *[.$A21] )  ) / [.$G$2] + RAND() / [.$H$2]" office:value-type="float" office:value="0.000176089623542463" calcext:value-type="float">
            <text:p>0.0001760896</text:p>
          </table:table-cell>
          <table:table-cell table:formula="of:=  ( ( ( BETAINV(RAND(); [.$D$2];[.$E$2]) + [.$F$2]) *[.$A21] )  ) / [.$G$2] + RAND() / [.$H$2]" office:value-type="float" office:value="0.000179367150887446" calcext:value-type="float">
            <text:p>0.0001793672</text:p>
          </table:table-cell>
          <table:table-cell table:formula="of:=  ( ( ( BETAINV(RAND(); [.$D$2];[.$E$2]) + [.$F$2]) *[.$A21] )  ) / [.$G$2] + RAND() / [.$H$2]" office:value-type="float" office:value="0.000174843966674396" calcext:value-type="float">
            <text:p>0.000174844</text:p>
          </table:table-cell>
          <table:table-cell table:formula="of:=  ( ( ( BETAINV(RAND(); [.$D$2];[.$E$2]) + [.$F$2]) *[.$A21] )  ) / [.$G$2] + RAND() / [.$H$2]" office:value-type="float" office:value="0.000170064448556403" calcext:value-type="float">
            <text:p>0.0001700644</text:p>
          </table:table-cell>
          <table:table-cell table:formula="of:=  ( ( ( BETAINV(RAND(); [.$D$2];[.$E$2]) + [.$F$2]) *[.$A21] )  ) / [.$G$2] + RAND() / [.$H$2]" office:value-type="float" office:value="0.000170849219921025" calcext:value-type="float">
            <text:p>0.0001708492</text:p>
          </table:table-cell>
          <table:table-cell table:formula="of:=  ( ( ( BETAINV(RAND(); [.$D$2];[.$E$2]) + [.$F$2]) *[.$A21] )  ) / [.$G$2] + RAND() / [.$H$2]" office:value-type="float" office:value="0.00017202569327649" calcext:value-type="float">
            <text:p>0.0001720257</text:p>
          </table:table-cell>
          <table:table-cell table:formula="of:=  ( ( ( BETAINV(RAND(); [.$D$2];[.$E$2]) + [.$F$2]) *[.$A21] )  ) / [.$G$2] + RAND() / [.$H$2]" office:value-type="float" office:value="0.000165060587461469" calcext:value-type="float">
            <text:p>0.0001650606</text:p>
          </table:table-cell>
          <table:table-cell table:formula="of:=  ( ( ( BETAINV(RAND(); [.$D$2];[.$E$2]) + [.$F$2]) *[.$A21] )  ) / [.$G$2] + RAND() / [.$H$2]" office:value-type="float" office:value="0.000174369312656693" calcext:value-type="float">
            <text:p>0.0001743693</text:p>
          </table:table-cell>
          <table:table-cell table:formula="of:=  ( ( ( BETAINV(RAND(); [.$D$2];[.$E$2]) + [.$F$2]) *[.$A21] )  ) / [.$G$2] + RAND() / [.$H$2]" office:value-type="float" office:value="0.000172039029627832" calcext:value-type="float">
            <text:p>0.000172039</text:p>
          </table:table-cell>
          <table:table-cell table:formula="of:=  ( ( ( BETAINV(RAND(); [.$D$2];[.$E$2]) + [.$F$2]) *[.$A21] )  ) / [.$G$2] + RAND() / [.$H$2]" office:value-type="float" office:value="0.000177773731958963" calcext:value-type="float">
            <text:p>0.0001777737</text:p>
          </table:table-cell>
          <table:table-cell table:formula="of:=  ( ( ( BETAINV(RAND(); [.$D$2];[.$E$2]) + [.$F$2]) *[.$A21] )  ) / [.$G$2] + RAND() / [.$H$2]" office:value-type="float" office:value="0.000170154531026526" calcext:value-type="float">
            <text:p>0.0001701545</text:p>
          </table:table-cell>
          <table:table-cell table:formula="of:=  ( ( ( BETAINV(RAND(); [.$D$2];[.$E$2]) + [.$F$2]) *[.$A21] )  ) / [.$G$2] + RAND() / [.$H$2]" office:value-type="float" office:value="0.000168037607840427" calcext:value-type="float">
            <text:p>0.0001680376</text:p>
          </table:table-cell>
          <table:table-cell table:formula="of:=  ( ( ( BETAINV(RAND(); [.$D$2];[.$E$2]) + [.$F$2]) *[.$A21] )  ) / [.$G$2] + RAND() / [.$H$2]" office:value-type="float" office:value="0.000172430096207756" calcext:value-type="float">
            <text:p>0.0001724301</text:p>
          </table:table-cell>
          <table:table-cell table:formula="of:=  ( ( ( BETAINV(RAND(); [.$D$2];[.$E$2]) + [.$F$2]) *[.$A21] )  ) / [.$G$2] + RAND() / [.$H$2]" office:value-type="float" office:value="0.000166866393895783" calcext:value-type="float">
            <text:p>0.0001668664</text:p>
          </table:table-cell>
          <table:table-cell table:number-columns-repeated="1005"/>
        </table:table-row>
        <table:table-row table:style-name="ro1">
          <table:table-cell table:formula="of:=[.A21]*2" office:value-type="float" office:value="32768" calcext:value-type="float">
            <text:p>32768</text:p>
          </table:table-cell>
          <table:table-cell/>
          <table:table-cell table:formula="of:=  ( ( ( BETAINV(RAND(); [.$D$2];[.$E$2]) + [.$F$2]) *[.$A22] )  ) / [.$G$2] + RAND() / [.$H$2]" office:value-type="float" office:value="0.000330468949432792" calcext:value-type="float">
            <text:p>0.0003304689</text:p>
          </table:table-cell>
          <table:table-cell table:formula="of:=  ( ( ( BETAINV(RAND(); [.$D$2];[.$E$2]) + [.$F$2]) *[.$A22] )  ) / [.$G$2] + RAND() / [.$H$2]" office:value-type="float" office:value="0.000329667358018712" calcext:value-type="float">
            <text:p>0.0003296674</text:p>
          </table:table-cell>
          <table:table-cell table:formula="of:=  ( ( ( BETAINV(RAND(); [.$D$2];[.$E$2]) + [.$F$2]) *[.$A22] )  ) / [.$G$2] + RAND() / [.$H$2]" office:value-type="float" office:value="0.000333807735396856" calcext:value-type="float">
            <text:p>0.0003338077</text:p>
          </table:table-cell>
          <table:table-cell table:formula="of:=  ( ( ( BETAINV(RAND(); [.$D$2];[.$E$2]) + [.$F$2]) *[.$A22] )  ) / [.$G$2] + RAND() / [.$H$2]" office:value-type="float" office:value="0.000339754457187683" calcext:value-type="float">
            <text:p>0.0003397545</text:p>
          </table:table-cell>
          <table:table-cell table:formula="of:=  ( ( ( BETAINV(RAND(); [.$D$2];[.$E$2]) + [.$F$2]) *[.$A22] )  ) / [.$G$2] + RAND() / [.$H$2]" office:value-type="float" office:value="0.000350637579182786" calcext:value-type="float">
            <text:p>0.0003506376</text:p>
          </table:table-cell>
          <table:table-cell table:formula="of:=  ( ( ( BETAINV(RAND(); [.$D$2];[.$E$2]) + [.$F$2]) *[.$A22] )  ) / [.$G$2] + RAND() / [.$H$2]" office:value-type="float" office:value="0.000342341196789754" calcext:value-type="float">
            <text:p>0.0003423412</text:p>
          </table:table-cell>
          <table:table-cell table:formula="of:=  ( ( ( BETAINV(RAND(); [.$D$2];[.$E$2]) + [.$F$2]) *[.$A22] )  ) / [.$G$2] + RAND() / [.$H$2]" office:value-type="float" office:value="0.000334746228025797" calcext:value-type="float">
            <text:p>0.0003347462</text:p>
          </table:table-cell>
          <table:table-cell table:formula="of:=  ( ( ( BETAINV(RAND(); [.$D$2];[.$E$2]) + [.$F$2]) *[.$A22] )  ) / [.$G$2] + RAND() / [.$H$2]" office:value-type="float" office:value="0.000339447154423357" calcext:value-type="float">
            <text:p>0.0003394472</text:p>
          </table:table-cell>
          <table:table-cell table:formula="of:=  ( ( ( BETAINV(RAND(); [.$D$2];[.$E$2]) + [.$F$2]) *[.$A22] )  ) / [.$G$2] + RAND() / [.$H$2]" office:value-type="float" office:value="0.000347480350812287" calcext:value-type="float">
            <text:p>0.0003474804</text:p>
          </table:table-cell>
          <table:table-cell table:formula="of:=  ( ( ( BETAINV(RAND(); [.$D$2];[.$E$2]) + [.$F$2]) *[.$A22] )  ) / [.$G$2] + RAND() / [.$H$2]" office:value-type="float" office:value="0.000344079774646366" calcext:value-type="float">
            <text:p>0.0003440798</text:p>
          </table:table-cell>
          <table:table-cell table:formula="of:=  ( ( ( BETAINV(RAND(); [.$D$2];[.$E$2]) + [.$F$2]) *[.$A22] )  ) / [.$G$2] + RAND() / [.$H$2]" office:value-type="float" office:value="0.0003381135540099" calcext:value-type="float">
            <text:p>0.0003381136</text:p>
          </table:table-cell>
          <table:table-cell table:formula="of:=  ( ( ( BETAINV(RAND(); [.$D$2];[.$E$2]) + [.$F$2]) *[.$A22] )  ) / [.$G$2] + RAND() / [.$H$2]" office:value-type="float" office:value="0.000337126241008049" calcext:value-type="float">
            <text:p>0.0003371262</text:p>
          </table:table-cell>
          <table:table-cell table:formula="of:=  ( ( ( BETAINV(RAND(); [.$D$2];[.$E$2]) + [.$F$2]) *[.$A22] )  ) / [.$G$2] + RAND() / [.$H$2]" office:value-type="float" office:value="0.000338326109533643" calcext:value-type="float">
            <text:p>0.0003383261</text:p>
          </table:table-cell>
          <table:table-cell table:formula="of:=  ( ( ( BETAINV(RAND(); [.$D$2];[.$E$2]) + [.$F$2]) *[.$A22] )  ) / [.$G$2] + RAND() / [.$H$2]" office:value-type="float" office:value="0.000337164341702903" calcext:value-type="float">
            <text:p>0.0003371643</text:p>
          </table:table-cell>
          <table:table-cell table:formula="of:=  ( ( ( BETAINV(RAND(); [.$D$2];[.$E$2]) + [.$F$2]) *[.$A22] )  ) / [.$G$2] + RAND() / [.$H$2]" office:value-type="float" office:value="0.00034288880074759" calcext:value-type="float">
            <text:p>0.0003428888</text:p>
          </table:table-cell>
          <table:table-cell table:formula="of:=  ( ( ( BETAINV(RAND(); [.$D$2];[.$E$2]) + [.$F$2]) *[.$A22] )  ) / [.$G$2] + RAND() / [.$H$2]" office:value-type="float" office:value="0.000341161600313759" calcext:value-type="float">
            <text:p>0.0003411616</text:p>
          </table:table-cell>
          <table:table-cell table:formula="of:=  ( ( ( BETAINV(RAND(); [.$D$2];[.$E$2]) + [.$F$2]) *[.$A22] )  ) / [.$G$2] + RAND() / [.$H$2]" office:value-type="float" office:value="0.000334394644192885" calcext:value-type="float">
            <text:p>0.0003343946</text:p>
          </table:table-cell>
          <table:table-cell table:number-columns-repeated="1005"/>
        </table:table-row>
        <table:table-row table:style-name="ro1">
          <table:table-cell table:formula="of:=[.A22]*2" office:value-type="float" office:value="65536" calcext:value-type="float">
            <text:p>65536</text:p>
          </table:table-cell>
          <table:table-cell/>
          <table:table-cell table:formula="of:=  ( ( ( BETAINV(RAND(); [.$D$2];[.$E$2]) + [.$F$2]) *[.$A23] )  ) / [.$G$2] + RAND() / [.$H$2]" office:value-type="float" office:value="0.000671115539581239" calcext:value-type="float">
            <text:p>0.0006711155</text:p>
          </table:table-cell>
          <table:table-cell table:formula="of:=  ( ( ( BETAINV(RAND(); [.$D$2];[.$E$2]) + [.$F$2]) *[.$A23] )  ) / [.$G$2] + RAND() / [.$H$2]" office:value-type="float" office:value="0.000672324094187915" calcext:value-type="float">
            <text:p>0.0006723241</text:p>
          </table:table-cell>
          <table:table-cell table:formula="of:=  ( ( ( BETAINV(RAND(); [.$D$2];[.$E$2]) + [.$F$2]) *[.$A23] )  ) / [.$G$2] + RAND() / [.$H$2]" office:value-type="float" office:value="0.00066891325749482" calcext:value-type="float">
            <text:p>0.0006689133</text:p>
          </table:table-cell>
          <table:table-cell table:formula="of:=  ( ( ( BETAINV(RAND(); [.$D$2];[.$E$2]) + [.$F$2]) *[.$A23] )  ) / [.$G$2] + RAND() / [.$H$2]" office:value-type="float" office:value="0.00068054626934985" calcext:value-type="float">
            <text:p>0.0006805463</text:p>
          </table:table-cell>
          <table:table-cell table:formula="of:=  ( ( ( BETAINV(RAND(); [.$D$2];[.$E$2]) + [.$F$2]) *[.$A23] )  ) / [.$G$2] + RAND() / [.$H$2]" office:value-type="float" office:value="0.000663821124292432" calcext:value-type="float">
            <text:p>0.0006638211</text:p>
          </table:table-cell>
          <table:table-cell table:formula="of:=  ( ( ( BETAINV(RAND(); [.$D$2];[.$E$2]) + [.$F$2]) *[.$A23] )  ) / [.$G$2] + RAND() / [.$H$2]" office:value-type="float" office:value="0.000679219202496738" calcext:value-type="float">
            <text:p>0.0006792192</text:p>
          </table:table-cell>
          <table:table-cell table:formula="of:=  ( ( ( BETAINV(RAND(); [.$D$2];[.$E$2]) + [.$F$2]) *[.$A23] )  ) / [.$G$2] + RAND() / [.$H$2]" office:value-type="float" office:value="0.000675012739940941" calcext:value-type="float">
            <text:p>0.0006750127</text:p>
          </table:table-cell>
          <table:table-cell table:formula="of:=  ( ( ( BETAINV(RAND(); [.$D$2];[.$E$2]) + [.$F$2]) *[.$A23] )  ) / [.$G$2] + RAND() / [.$H$2]" office:value-type="float" office:value="0.000675435077908719" calcext:value-type="float">
            <text:p>0.0006754351</text:p>
          </table:table-cell>
          <table:table-cell table:formula="of:=  ( ( ( BETAINV(RAND(); [.$D$2];[.$E$2]) + [.$F$2]) *[.$A23] )  ) / [.$G$2] + RAND() / [.$H$2]" office:value-type="float" office:value="0.000669809470035177" calcext:value-type="float">
            <text:p>0.0006698095</text:p>
          </table:table-cell>
          <table:table-cell table:formula="of:=  ( ( ( BETAINV(RAND(); [.$D$2];[.$E$2]) + [.$F$2]) *[.$A23] )  ) / [.$G$2] + RAND() / [.$H$2]" office:value-type="float" office:value="0.000660137976897245" calcext:value-type="float">
            <text:p>0.000660138</text:p>
          </table:table-cell>
          <table:table-cell table:formula="of:=  ( ( ( BETAINV(RAND(); [.$D$2];[.$E$2]) + [.$F$2]) *[.$A23] )  ) / [.$G$2] + RAND() / [.$H$2]" office:value-type="float" office:value="0.000684302280414421" calcext:value-type="float">
            <text:p>0.0006843023</text:p>
          </table:table-cell>
          <table:table-cell table:formula="of:=  ( ( ( BETAINV(RAND(); [.$D$2];[.$E$2]) + [.$F$2]) *[.$A23] )  ) / [.$G$2] + RAND() / [.$H$2]" office:value-type="float" office:value="0.000688976096482492" calcext:value-type="float">
            <text:p>0.0006889761</text:p>
          </table:table-cell>
          <table:table-cell table:formula="of:=  ( ( ( BETAINV(RAND(); [.$D$2];[.$E$2]) + [.$F$2]) *[.$A23] )  ) / [.$G$2] + RAND() / [.$H$2]" office:value-type="float" office:value="0.000666914444226656" calcext:value-type="float">
            <text:p>0.0006669144</text:p>
          </table:table-cell>
          <table:table-cell table:formula="of:=  ( ( ( BETAINV(RAND(); [.$D$2];[.$E$2]) + [.$F$2]) *[.$A23] )  ) / [.$G$2] + RAND() / [.$H$2]" office:value-type="float" office:value="0.000664844159441366" calcext:value-type="float">
            <text:p>0.0006648442</text:p>
          </table:table-cell>
          <table:table-cell table:formula="of:=  ( ( ( BETAINV(RAND(); [.$D$2];[.$E$2]) + [.$F$2]) *[.$A23] )  ) / [.$G$2] + RAND() / [.$H$2]" office:value-type="float" office:value="0.000691477202452593" calcext:value-type="float">
            <text:p>0.0006914772</text:p>
          </table:table-cell>
          <table:table-cell table:formula="of:=  ( ( ( BETAINV(RAND(); [.$D$2];[.$E$2]) + [.$F$2]) *[.$A23] )  ) / [.$G$2] + RAND() / [.$H$2]" office:value-type="float" office:value="0.000658928695384119" calcext:value-type="float">
            <text:p>0.0006589287</text:p>
          </table:table-cell>
          <table:table-cell table:formula="of:=  ( ( ( BETAINV(RAND(); [.$D$2];[.$E$2]) + [.$F$2]) *[.$A23] )  ) / [.$G$2] + RAND() / [.$H$2]" office:value-type="float" office:value="0.000674755591526759" calcext:value-type="float">
            <text:p>0.0006747556</text:p>
          </table:table-cell>
          <table:table-cell table:number-columns-repeated="1005"/>
        </table:table-row>
        <table:table-row table:style-name="ro1">
          <table:table-cell table:formula="of:=[.A23]*2" office:value-type="float" office:value="131072" calcext:value-type="float">
            <text:p>131072</text:p>
          </table:table-cell>
          <table:table-cell/>
          <table:table-cell table:formula="of:=  ( ( ( BETAINV(RAND(); [.$D$2];[.$E$2]) + [.$F$2]) *[.$A24] )  ) / [.$G$2] + RAND() / [.$H$2]" office:value-type="float" office:value="0.00131977359043712" calcext:value-type="float">
            <text:p>0.0013197736</text:p>
          </table:table-cell>
          <table:table-cell table:formula="of:=  ( ( ( BETAINV(RAND(); [.$D$2];[.$E$2]) + [.$F$2]) *[.$A24] )  ) / [.$G$2] + RAND() / [.$H$2]" office:value-type="float" office:value="0.00132664953285496" calcext:value-type="float">
            <text:p>0.0013266495</text:p>
          </table:table-cell>
          <table:table-cell table:formula="of:=  ( ( ( BETAINV(RAND(); [.$D$2];[.$E$2]) + [.$F$2]) *[.$A24] )  ) / [.$G$2] + RAND() / [.$H$2]" office:value-type="float" office:value="0.00134883874773798" calcext:value-type="float">
            <text:p>0.0013488387</text:p>
          </table:table-cell>
          <table:table-cell table:formula="of:=  ( ( ( BETAINV(RAND(); [.$D$2];[.$E$2]) + [.$F$2]) *[.$A24] )  ) / [.$G$2] + RAND() / [.$H$2]" office:value-type="float" office:value="0.00133953203073382" calcext:value-type="float">
            <text:p>0.001339532</text:p>
          </table:table-cell>
          <table:table-cell table:formula="of:=  ( ( ( BETAINV(RAND(); [.$D$2];[.$E$2]) + [.$F$2]) *[.$A24] )  ) / [.$G$2] + RAND() / [.$H$2]" office:value-type="float" office:value="0.00132003234111472" calcext:value-type="float">
            <text:p>0.0013200323</text:p>
          </table:table-cell>
          <table:table-cell table:formula="of:=  ( ( ( BETAINV(RAND(); [.$D$2];[.$E$2]) + [.$F$2]) *[.$A24] )  ) / [.$G$2] + RAND() / [.$H$2]" office:value-type="float" office:value="0.00133102953480367" calcext:value-type="float">
            <text:p>0.0013310295</text:p>
          </table:table-cell>
          <table:table-cell table:formula="of:=  ( ( ( BETAINV(RAND(); [.$D$2];[.$E$2]) + [.$F$2]) *[.$A24] )  ) / [.$G$2] + RAND() / [.$H$2]" office:value-type="float" office:value="0.0013280671452862" calcext:value-type="float">
            <text:p>0.0013280671</text:p>
          </table:table-cell>
          <table:table-cell table:formula="of:=  ( ( ( BETAINV(RAND(); [.$D$2];[.$E$2]) + [.$F$2]) *[.$A24] )  ) / [.$G$2] + RAND() / [.$H$2]" office:value-type="float" office:value="0.00134954867163303" calcext:value-type="float">
            <text:p>0.0013495487</text:p>
          </table:table-cell>
          <table:table-cell table:formula="of:=  ( ( ( BETAINV(RAND(); [.$D$2];[.$E$2]) + [.$F$2]) *[.$A24] )  ) / [.$G$2] + RAND() / [.$H$2]" office:value-type="float" office:value="0.00134725479926339" calcext:value-type="float">
            <text:p>0.0013472548</text:p>
          </table:table-cell>
          <table:table-cell table:formula="of:=  ( ( ( BETAINV(RAND(); [.$D$2];[.$E$2]) + [.$F$2]) *[.$A24] )  ) / [.$G$2] + RAND() / [.$H$2]" office:value-type="float" office:value="0.00132306136066769" calcext:value-type="float">
            <text:p>0.0013230614</text:p>
          </table:table-cell>
          <table:table-cell table:formula="of:=  ( ( ( BETAINV(RAND(); [.$D$2];[.$E$2]) + [.$F$2]) *[.$A24] )  ) / [.$G$2] + RAND() / [.$H$2]" office:value-type="float" office:value="0.00135320183345705" calcext:value-type="float">
            <text:p>0.0013532018</text:p>
          </table:table-cell>
          <table:table-cell table:formula="of:=  ( ( ( BETAINV(RAND(); [.$D$2];[.$E$2]) + [.$F$2]) *[.$A24] )  ) / [.$G$2] + RAND() / [.$H$2]" office:value-type="float" office:value="0.00132468925174799" calcext:value-type="float">
            <text:p>0.0013246893</text:p>
          </table:table-cell>
          <table:table-cell table:formula="of:=  ( ( ( BETAINV(RAND(); [.$D$2];[.$E$2]) + [.$F$2]) *[.$A24] )  ) / [.$G$2] + RAND() / [.$H$2]" office:value-type="float" office:value="0.00131236594110637" calcext:value-type="float">
            <text:p>0.0013123659</text:p>
          </table:table-cell>
          <table:table-cell table:formula="of:=  ( ( ( BETAINV(RAND(); [.$D$2];[.$E$2]) + [.$F$2]) *[.$A24] )  ) / [.$G$2] + RAND() / [.$H$2]" office:value-type="float" office:value="0.00133132374463705" calcext:value-type="float">
            <text:p>0.0013313237</text:p>
          </table:table-cell>
          <table:table-cell table:formula="of:=  ( ( ( BETAINV(RAND(); [.$D$2];[.$E$2]) + [.$F$2]) *[.$A24] )  ) / [.$G$2] + RAND() / [.$H$2]" office:value-type="float" office:value="0.00131944266359039" calcext:value-type="float">
            <text:p>0.0013194427</text:p>
          </table:table-cell>
          <table:table-cell table:formula="of:=  ( ( ( BETAINV(RAND(); [.$D$2];[.$E$2]) + [.$F$2]) *[.$A24] )  ) / [.$G$2] + RAND() / [.$H$2]" office:value-type="float" office:value="0.00132193812216557" calcext:value-type="float">
            <text:p>0.0013219381</text:p>
          </table:table-cell>
          <table:table-cell table:formula="of:=  ( ( ( BETAINV(RAND(); [.$D$2];[.$E$2]) + [.$F$2]) *[.$A24] )  ) / [.$G$2] + RAND() / [.$H$2]" office:value-type="float" office:value="0.00132809753360195" calcext:value-type="float">
            <text:p>0.0013280975</text:p>
          </table:table-cell>
          <table:table-cell table:number-columns-repeated="1005"/>
        </table:table-row>
        <table:table-row table:style-name="ro1">
          <table:table-cell table:formula="of:=[.A24]*2" office:value-type="float" office:value="262144" calcext:value-type="float">
            <text:p>262144</text:p>
          </table:table-cell>
          <table:table-cell/>
          <table:table-cell table:formula="of:=  ( ( ( BETAINV(RAND(); [.$D$2];[.$E$2]) + [.$F$2]) *[.$A25] )  ) / [.$G$2] + RAND() / [.$H$2]" office:value-type="float" office:value="0.00275561110186659" calcext:value-type="float">
            <text:p>0.0027556111</text:p>
          </table:table-cell>
          <table:table-cell table:formula="of:=  ( ( ( BETAINV(RAND(); [.$D$2];[.$E$2]) + [.$F$2]) *[.$A25] )  ) / [.$G$2] + RAND() / [.$H$2]" office:value-type="float" office:value="0.00266686076710913" calcext:value-type="float">
            <text:p>0.0026668608</text:p>
          </table:table-cell>
          <table:table-cell table:formula="of:=  ( ( ( BETAINV(RAND(); [.$D$2];[.$E$2]) + [.$F$2]) *[.$A25] )  ) / [.$G$2] + RAND() / [.$H$2]" office:value-type="float" office:value="0.00264024089872207" calcext:value-type="float">
            <text:p>0.0026402409</text:p>
          </table:table-cell>
          <table:table-cell table:formula="of:=  ( ( ( BETAINV(RAND(); [.$D$2];[.$E$2]) + [.$F$2]) *[.$A25] )  ) / [.$G$2] + RAND() / [.$H$2]" office:value-type="float" office:value="0.00271938792173484" calcext:value-type="float">
            <text:p>0.0027193879</text:p>
          </table:table-cell>
          <table:table-cell table:formula="of:=  ( ( ( BETAINV(RAND(); [.$D$2];[.$E$2]) + [.$F$2]) *[.$A25] )  ) / [.$G$2] + RAND() / [.$H$2]" office:value-type="float" office:value="0.00270569607628272" calcext:value-type="float">
            <text:p>0.0027056961</text:p>
          </table:table-cell>
          <table:table-cell table:formula="of:=  ( ( ( BETAINV(RAND(); [.$D$2];[.$E$2]) + [.$F$2]) *[.$A25] )  ) / [.$G$2] + RAND() / [.$H$2]" office:value-type="float" office:value="0.00264926052825538" calcext:value-type="float">
            <text:p>0.0026492605</text:p>
          </table:table-cell>
          <table:table-cell table:formula="of:=  ( ( ( BETAINV(RAND(); [.$D$2];[.$E$2]) + [.$F$2]) *[.$A25] )  ) / [.$G$2] + RAND() / [.$H$2]" office:value-type="float" office:value="0.00267471550843941" calcext:value-type="float">
            <text:p>0.0026747155</text:p>
          </table:table-cell>
          <table:table-cell table:formula="of:=  ( ( ( BETAINV(RAND(); [.$D$2];[.$E$2]) + [.$F$2]) *[.$A25] )  ) / [.$G$2] + RAND() / [.$H$2]" office:value-type="float" office:value="0.0026435676914382" calcext:value-type="float">
            <text:p>0.0026435677</text:p>
          </table:table-cell>
          <table:table-cell table:formula="of:=  ( ( ( BETAINV(RAND(); [.$D$2];[.$E$2]) + [.$F$2]) *[.$A25] )  ) / [.$G$2] + RAND() / [.$H$2]" office:value-type="float" office:value="0.00273782327252934" calcext:value-type="float">
            <text:p>0.0027378233</text:p>
          </table:table-cell>
          <table:table-cell table:formula="of:=  ( ( ( BETAINV(RAND(); [.$D$2];[.$E$2]) + [.$F$2]) *[.$A25] )  ) / [.$G$2] + RAND() / [.$H$2]" office:value-type="float" office:value="0.00266420610584556" calcext:value-type="float">
            <text:p>0.0026642061</text:p>
          </table:table-cell>
          <table:table-cell table:formula="of:=  ( ( ( BETAINV(RAND(); [.$D$2];[.$E$2]) + [.$F$2]) *[.$A25] )  ) / [.$G$2] + RAND() / [.$H$2]" office:value-type="float" office:value="0.002637947853646" calcext:value-type="float">
            <text:p>0.0026379479</text:p>
          </table:table-cell>
          <table:table-cell table:formula="of:=  ( ( ( BETAINV(RAND(); [.$D$2];[.$E$2]) + [.$F$2]) *[.$A25] )  ) / [.$G$2] + RAND() / [.$H$2]" office:value-type="float" office:value="0.00268125193765824" calcext:value-type="float">
            <text:p>0.0026812519</text:p>
          </table:table-cell>
          <table:table-cell table:formula="of:=  ( ( ( BETAINV(RAND(); [.$D$2];[.$E$2]) + [.$F$2]) *[.$A25] )  ) / [.$G$2] + RAND() / [.$H$2]" office:value-type="float" office:value="0.00271336568594093" calcext:value-type="float">
            <text:p>0.0027133657</text:p>
          </table:table-cell>
          <table:table-cell table:formula="of:=  ( ( ( BETAINV(RAND(); [.$D$2];[.$E$2]) + [.$F$2]) *[.$A25] )  ) / [.$G$2] + RAND() / [.$H$2]" office:value-type="float" office:value="0.00267646483731388" calcext:value-type="float">
            <text:p>0.0026764648</text:p>
          </table:table-cell>
          <table:table-cell table:formula="of:=  ( ( ( BETAINV(RAND(); [.$D$2];[.$E$2]) + [.$F$2]) *[.$A25] )  ) / [.$G$2] + RAND() / [.$H$2]" office:value-type="float" office:value="0.00263398889886544" calcext:value-type="float">
            <text:p>0.0026339889</text:p>
          </table:table-cell>
          <table:table-cell table:formula="of:=  ( ( ( BETAINV(RAND(); [.$D$2];[.$E$2]) + [.$F$2]) *[.$A25] )  ) / [.$G$2] + RAND() / [.$H$2]" office:value-type="float" office:value="0.00263910377185807" calcext:value-type="float">
            <text:p>0.0026391038</text:p>
          </table:table-cell>
          <table:table-cell table:formula="of:=  ( ( ( BETAINV(RAND(); [.$D$2];[.$E$2]) + [.$F$2]) *[.$A25] )  ) / [.$G$2] + RAND() / [.$H$2]" office:value-type="float" office:value="0.0027213537016627" calcext:value-type="float">
            <text:p>0.0027213537</text:p>
          </table:table-cell>
          <table:table-cell table:number-columns-repeated="1005"/>
        </table:table-row>
        <table:table-row table:style-name="ro1">
          <table:table-cell table:formula="of:=[.A25]*2" office:value-type="float" office:value="524288" calcext:value-type="float">
            <text:p>524288</text:p>
          </table:table-cell>
          <table:table-cell/>
          <table:table-cell table:formula="of:=  ( ( ( BETAINV(RAND(); [.$D$2];[.$E$2]) + [.$F$2]) *[.$A26] )  ) / [.$G$2] + RAND() / [.$H$2]" office:value-type="float" office:value="0.00527363362150108" calcext:value-type="float">
            <text:p>0.0052736336</text:p>
          </table:table-cell>
          <table:table-cell table:formula="of:=  ( ( ( BETAINV(RAND(); [.$D$2];[.$E$2]) + [.$F$2]) *[.$A26] )  ) / [.$G$2] + RAND() / [.$H$2]" office:value-type="float" office:value="0.00525900978667686" calcext:value-type="float">
            <text:p>0.0052590098</text:p>
          </table:table-cell>
          <table:table-cell table:formula="of:=  ( ( ( BETAINV(RAND(); [.$D$2];[.$E$2]) + [.$F$2]) *[.$A26] )  ) / [.$G$2] + RAND() / [.$H$2]" office:value-type="float" office:value="0.00537924474408207" calcext:value-type="float">
            <text:p>0.0053792447</text:p>
          </table:table-cell>
          <table:table-cell table:formula="of:=  ( ( ( BETAINV(RAND(); [.$D$2];[.$E$2]) + [.$F$2]) *[.$A26] )  ) / [.$G$2] + RAND() / [.$H$2]" office:value-type="float" office:value="0.00531169615822413" calcext:value-type="float">
            <text:p>0.0053116962</text:p>
          </table:table-cell>
          <table:table-cell table:formula="of:=  ( ( ( BETAINV(RAND(); [.$D$2];[.$E$2]) + [.$F$2]) *[.$A26] )  ) / [.$G$2] + RAND() / [.$H$2]" office:value-type="float" office:value="0.00529598334235077" calcext:value-type="float">
            <text:p>0.0052959833</text:p>
          </table:table-cell>
          <table:table-cell table:formula="of:=  ( ( ( BETAINV(RAND(); [.$D$2];[.$E$2]) + [.$F$2]) *[.$A26] )  ) / [.$G$2] + RAND() / [.$H$2]" office:value-type="float" office:value="0.00538585914549807" calcext:value-type="float">
            <text:p>0.0053858591</text:p>
          </table:table-cell>
          <table:table-cell table:formula="of:=  ( ( ( BETAINV(RAND(); [.$D$2];[.$E$2]) + [.$F$2]) *[.$A26] )  ) / [.$G$2] + RAND() / [.$H$2]" office:value-type="float" office:value="0.00541191301060579" calcext:value-type="float">
            <text:p>0.005411913</text:p>
          </table:table-cell>
          <table:table-cell table:formula="of:=  ( ( ( BETAINV(RAND(); [.$D$2];[.$E$2]) + [.$F$2]) *[.$A26] )  ) / [.$G$2] + RAND() / [.$H$2]" office:value-type="float" office:value="0.00526440996848115" calcext:value-type="float">
            <text:p>0.00526441</text:p>
          </table:table-cell>
          <table:table-cell table:formula="of:=  ( ( ( BETAINV(RAND(); [.$D$2];[.$E$2]) + [.$F$2]) *[.$A26] )  ) / [.$G$2] + RAND() / [.$H$2]" office:value-type="float" office:value="0.00528229803751168" calcext:value-type="float">
            <text:p>0.005282298</text:p>
          </table:table-cell>
          <table:table-cell table:formula="of:=  ( ( ( BETAINV(RAND(); [.$D$2];[.$E$2]) + [.$F$2]) *[.$A26] )  ) / [.$G$2] + RAND() / [.$H$2]" office:value-type="float" office:value="0.00533264825574754" calcext:value-type="float">
            <text:p>0.0053326483</text:p>
          </table:table-cell>
          <table:table-cell table:formula="of:=  ( ( ( BETAINV(RAND(); [.$D$2];[.$E$2]) + [.$F$2]) *[.$A26] )  ) / [.$G$2] + RAND() / [.$H$2]" office:value-type="float" office:value="0.00529035182409243" calcext:value-type="float">
            <text:p>0.0052903518</text:p>
          </table:table-cell>
          <table:table-cell table:formula="of:=  ( ( ( BETAINV(RAND(); [.$D$2];[.$E$2]) + [.$F$2]) *[.$A26] )  ) / [.$G$2] + RAND() / [.$H$2]" office:value-type="float" office:value="0.00529801941630362" calcext:value-type="float">
            <text:p>0.0052980194</text:p>
          </table:table-cell>
          <table:table-cell table:formula="of:=  ( ( ( BETAINV(RAND(); [.$D$2];[.$E$2]) + [.$F$2]) *[.$A26] )  ) / [.$G$2] + RAND() / [.$H$2]" office:value-type="float" office:value="0.00549545735898289" calcext:value-type="float">
            <text:p>0.0054954574</text:p>
          </table:table-cell>
          <table:table-cell table:formula="of:=  ( ( ( BETAINV(RAND(); [.$D$2];[.$E$2]) + [.$F$2]) *[.$A26] )  ) / [.$G$2] + RAND() / [.$H$2]" office:value-type="float" office:value="0.00532582207650581" calcext:value-type="float">
            <text:p>0.0053258221</text:p>
          </table:table-cell>
          <table:table-cell table:formula="of:=  ( ( ( BETAINV(RAND(); [.$D$2];[.$E$2]) + [.$F$2]) *[.$A26] )  ) / [.$G$2] + RAND() / [.$H$2]" office:value-type="float" office:value="0.00528815856489136" calcext:value-type="float">
            <text:p>0.0052881586</text:p>
          </table:table-cell>
          <table:table-cell table:formula="of:=  ( ( ( BETAINV(RAND(); [.$D$2];[.$E$2]) + [.$F$2]) *[.$A26] )  ) / [.$G$2] + RAND() / [.$H$2]" office:value-type="float" office:value="0.00533825630060438" calcext:value-type="float">
            <text:p>0.0053382563</text:p>
          </table:table-cell>
          <table:table-cell table:formula="of:=  ( ( ( BETAINV(RAND(); [.$D$2];[.$E$2]) + [.$F$2]) *[.$A26] )  ) / [.$G$2] + RAND() / [.$H$2]" office:value-type="float" office:value="0.00528508449244526" calcext:value-type="float">
            <text:p>0.0052850845</text:p>
          </table:table-cell>
          <table:table-cell table:number-columns-repeated="1005"/>
        </table:table-row>
        <table:table-row table:style-name="ro1">
          <table:table-cell table:formula="of:=[.A26]*2" office:value-type="float" office:value="1048576" calcext:value-type="float">
            <text:p>1048576</text:p>
          </table:table-cell>
          <table:table-cell/>
          <table:table-cell table:formula="of:=  ( ( ( BETAINV(RAND(); [.$D$2];[.$E$2]) + [.$F$2]) *[.$A27] )  ) / [.$G$2] + RAND() / [.$H$2]" office:value-type="float" office:value="0.0110860124631976" calcext:value-type="float">
            <text:p>0.0110860125</text:p>
          </table:table-cell>
          <table:table-cell table:formula="of:=  ( ( ( BETAINV(RAND(); [.$D$2];[.$E$2]) + [.$F$2]) *[.$A27] )  ) / [.$G$2] + RAND() / [.$H$2]" office:value-type="float" office:value="0.0104939489799992" calcext:value-type="float">
            <text:p>0.010493949</text:p>
          </table:table-cell>
          <table:table-cell table:formula="of:=  ( ( ( BETAINV(RAND(); [.$D$2];[.$E$2]) + [.$F$2]) *[.$A27] )  ) / [.$G$2] + RAND() / [.$H$2]" office:value-type="float" office:value="0.0105700833802854" calcext:value-type="float">
            <text:p>0.0105700834</text:p>
          </table:table-cell>
          <table:table-cell table:formula="of:=  ( ( ( BETAINV(RAND(); [.$D$2];[.$E$2]) + [.$F$2]) *[.$A27] )  ) / [.$G$2] + RAND() / [.$H$2]" office:value-type="float" office:value="0.0105121025346924" calcext:value-type="float">
            <text:p>0.0105121025</text:p>
          </table:table-cell>
          <table:table-cell table:formula="of:=  ( ( ( BETAINV(RAND(); [.$D$2];[.$E$2]) + [.$F$2]) *[.$A27] )  ) / [.$G$2] + RAND() / [.$H$2]" office:value-type="float" office:value="0.0105482365018539" calcext:value-type="float">
            <text:p>0.0105482365</text:p>
          </table:table-cell>
          <table:table-cell table:formula="of:=  ( ( ( BETAINV(RAND(); [.$D$2];[.$E$2]) + [.$F$2]) *[.$A27] )  ) / [.$G$2] + RAND() / [.$H$2]" office:value-type="float" office:value="0.0106852364698121" calcext:value-type="float">
            <text:p>0.0106852365</text:p>
          </table:table-cell>
          <table:table-cell table:formula="of:=  ( ( ( BETAINV(RAND(); [.$D$2];[.$E$2]) + [.$F$2]) *[.$A27] )  ) / [.$G$2] + RAND() / [.$H$2]" office:value-type="float" office:value="0.0107080962321449" calcext:value-type="float">
            <text:p>0.0107080962</text:p>
          </table:table-cell>
          <table:table-cell table:formula="of:=  ( ( ( BETAINV(RAND(); [.$D$2];[.$E$2]) + [.$F$2]) *[.$A27] )  ) / [.$G$2] + RAND() / [.$H$2]" office:value-type="float" office:value="0.0104978362869751" calcext:value-type="float">
            <text:p>0.0104978363</text:p>
          </table:table-cell>
          <table:table-cell table:formula="of:=  ( ( ( BETAINV(RAND(); [.$D$2];[.$E$2]) + [.$F$2]) *[.$A27] )  ) / [.$G$2] + RAND() / [.$H$2]" office:value-type="float" office:value="0.0107497439901821" calcext:value-type="float">
            <text:p>0.010749744</text:p>
          </table:table-cell>
          <table:table-cell table:formula="of:=  ( ( ( BETAINV(RAND(); [.$D$2];[.$E$2]) + [.$F$2]) *[.$A27] )  ) / [.$G$2] + RAND() / [.$H$2]" office:value-type="float" office:value="0.0105387660041135" calcext:value-type="float">
            <text:p>0.010538766</text:p>
          </table:table-cell>
          <table:table-cell table:formula="of:=  ( ( ( BETAINV(RAND(); [.$D$2];[.$E$2]) + [.$F$2]) *[.$A27] )  ) / [.$G$2] + RAND() / [.$H$2]" office:value-type="float" office:value="0.0106017103428395" calcext:value-type="float">
            <text:p>0.0106017103</text:p>
          </table:table-cell>
          <table:table-cell table:formula="of:=  ( ( ( BETAINV(RAND(); [.$D$2];[.$E$2]) + [.$F$2]) *[.$A27] )  ) / [.$G$2] + RAND() / [.$H$2]" office:value-type="float" office:value="0.0106599552760002" calcext:value-type="float">
            <text:p>0.0106599553</text:p>
          </table:table-cell>
          <table:table-cell table:formula="of:=  ( ( ( BETAINV(RAND(); [.$D$2];[.$E$2]) + [.$F$2]) *[.$A27] )  ) / [.$G$2] + RAND() / [.$H$2]" office:value-type="float" office:value="0.010960076579968" calcext:value-type="float">
            <text:p>0.0109600766</text:p>
          </table:table-cell>
          <table:table-cell table:formula="of:=  ( ( ( BETAINV(RAND(); [.$D$2];[.$E$2]) + [.$F$2]) *[.$A27] )  ) / [.$G$2] + RAND() / [.$H$2]" office:value-type="float" office:value="0.0106627831370424" calcext:value-type="float">
            <text:p>0.0106627831</text:p>
          </table:table-cell>
          <table:table-cell table:formula="of:=  ( ( ( BETAINV(RAND(); [.$D$2];[.$E$2]) + [.$F$2]) *[.$A27] )  ) / [.$G$2] + RAND() / [.$H$2]" office:value-type="float" office:value="0.0107231826347425" calcext:value-type="float">
            <text:p>0.0107231826</text:p>
          </table:table-cell>
          <table:table-cell table:formula="of:=  ( ( ( BETAINV(RAND(); [.$D$2];[.$E$2]) + [.$F$2]) *[.$A27] )  ) / [.$G$2] + RAND() / [.$H$2]" office:value-type="float" office:value="0.0106029597782023" calcext:value-type="float">
            <text:p>0.0106029598</text:p>
          </table:table-cell>
          <table:table-cell table:formula="of:=  ( ( ( BETAINV(RAND(); [.$D$2];[.$E$2]) + [.$F$2]) *[.$A27] )  ) / [.$G$2] + RAND() / [.$H$2]" office:value-type="float" office:value="0.0107958149614745" calcext:value-type="float">
            <text:p>0.010795815</text:p>
          </table:table-cell>
          <table:table-cell table:number-columns-repeated="1005"/>
        </table:table-row>
        <table:table-row table:style-name="ro1">
          <table:table-cell table:formula="of:=[.A27]*2" office:value-type="float" office:value="2097152" calcext:value-type="float">
            <text:p>2097152</text:p>
          </table:table-cell>
          <table:table-cell/>
          <table:table-cell table:formula="of:=  ( ( ( BETAINV(RAND(); [.$D$2];[.$E$2]) + [.$F$2]) *[.$A28] )  ) / [.$G$2] + RAND() / [.$H$2]" office:value-type="float" office:value="0.0218155811235897" calcext:value-type="float">
            <text:p>0.0218155811</text:p>
          </table:table-cell>
          <table:table-cell table:formula="of:=  ( ( ( BETAINV(RAND(); [.$D$2];[.$E$2]) + [.$F$2]) *[.$A28] )  ) / [.$G$2] + RAND() / [.$H$2]" office:value-type="float" office:value="0.0213453932932979" calcext:value-type="float">
            <text:p>0.0213453933</text:p>
          </table:table-cell>
          <table:table-cell table:formula="of:=  ( ( ( BETAINV(RAND(); [.$D$2];[.$E$2]) + [.$F$2]) *[.$A28] )  ) / [.$G$2] + RAND() / [.$H$2]" office:value-type="float" office:value="0.0210961104273276" calcext:value-type="float">
            <text:p>0.0210961104</text:p>
          </table:table-cell>
          <table:table-cell table:formula="of:=  ( ( ( BETAINV(RAND(); [.$D$2];[.$E$2]) + [.$F$2]) *[.$A28] )  ) / [.$G$2] + RAND() / [.$H$2]" office:value-type="float" office:value="0.0220389443715173" calcext:value-type="float">
            <text:p>0.0220389444</text:p>
          </table:table-cell>
          <table:table-cell table:formula="of:=  ( ( ( BETAINV(RAND(); [.$D$2];[.$E$2]) + [.$F$2]) *[.$A28] )  ) / [.$G$2] + RAND() / [.$H$2]" office:value-type="float" office:value="0.0213446083103374" calcext:value-type="float">
            <text:p>0.0213446083</text:p>
          </table:table-cell>
          <table:table-cell table:formula="of:=  ( ( ( BETAINV(RAND(); [.$D$2];[.$E$2]) + [.$F$2]) *[.$A28] )  ) / [.$G$2] + RAND() / [.$H$2]" office:value-type="float" office:value="0.0210266585802347" calcext:value-type="float">
            <text:p>0.0210266586</text:p>
          </table:table-cell>
          <table:table-cell table:formula="of:=  ( ( ( BETAINV(RAND(); [.$D$2];[.$E$2]) + [.$F$2]) *[.$A28] )  ) / [.$G$2] + RAND() / [.$H$2]" office:value-type="float" office:value="0.0217217176113233" calcext:value-type="float">
            <text:p>0.0217217176</text:p>
          </table:table-cell>
          <table:table-cell table:formula="of:=  ( ( ( BETAINV(RAND(); [.$D$2];[.$E$2]) + [.$F$2]) *[.$A28] )  ) / [.$G$2] + RAND() / [.$H$2]" office:value-type="float" office:value="0.0209824514151328" calcext:value-type="float">
            <text:p>0.0209824514</text:p>
          </table:table-cell>
          <table:table-cell table:formula="of:=  ( ( ( BETAINV(RAND(); [.$D$2];[.$E$2]) + [.$F$2]) *[.$A28] )  ) / [.$G$2] + RAND() / [.$H$2]" office:value-type="float" office:value="0.020984561810629" calcext:value-type="float">
            <text:p>0.0209845618</text:p>
          </table:table-cell>
          <table:table-cell table:formula="of:=  ( ( ( BETAINV(RAND(); [.$D$2];[.$E$2]) + [.$F$2]) *[.$A28] )  ) / [.$G$2] + RAND() / [.$H$2]" office:value-type="float" office:value="0.0210633582380225" calcext:value-type="float">
            <text:p>0.0210633582</text:p>
          </table:table-cell>
          <table:table-cell table:formula="of:=  ( ( ( BETAINV(RAND(); [.$D$2];[.$E$2]) + [.$F$2]) *[.$A28] )  ) / [.$G$2] + RAND() / [.$H$2]" office:value-type="float" office:value="0.0217359661383863" calcext:value-type="float">
            <text:p>0.0217359661</text:p>
          </table:table-cell>
          <table:table-cell table:formula="of:=  ( ( ( BETAINV(RAND(); [.$D$2];[.$E$2]) + [.$F$2]) *[.$A28] )  ) / [.$G$2] + RAND() / [.$H$2]" office:value-type="float" office:value="0.0210024967470196" calcext:value-type="float">
            <text:p>0.0210024967</text:p>
          </table:table-cell>
          <table:table-cell table:formula="of:=  ( ( ( BETAINV(RAND(); [.$D$2];[.$E$2]) + [.$F$2]) *[.$A28] )  ) / [.$G$2] + RAND() / [.$H$2]" office:value-type="float" office:value="0.0211987999994865" calcext:value-type="float">
            <text:p>0.0211988</text:p>
          </table:table-cell>
          <table:table-cell table:formula="of:=  ( ( ( BETAINV(RAND(); [.$D$2];[.$E$2]) + [.$F$2]) *[.$A28] )  ) / [.$G$2] + RAND() / [.$H$2]" office:value-type="float" office:value="0.0215251002560393" calcext:value-type="float">
            <text:p>0.0215251003</text:p>
          </table:table-cell>
          <table:table-cell table:formula="of:=  ( ( ( BETAINV(RAND(); [.$D$2];[.$E$2]) + [.$F$2]) *[.$A28] )  ) / [.$G$2] + RAND() / [.$H$2]" office:value-type="float" office:value="0.0211838603990738" calcext:value-type="float">
            <text:p>0.0211838604</text:p>
          </table:table-cell>
          <table:table-cell table:formula="of:=  ( ( ( BETAINV(RAND(); [.$D$2];[.$E$2]) + [.$F$2]) *[.$A28] )  ) / [.$G$2] + RAND() / [.$H$2]" office:value-type="float" office:value="0.0211790996499028" calcext:value-type="float">
            <text:p>0.0211790996</text:p>
          </table:table-cell>
          <table:table-cell table:formula="of:=  ( ( ( BETAINV(RAND(); [.$D$2];[.$E$2]) + [.$F$2]) *[.$A28] )  ) / [.$G$2] + RAND() / [.$H$2]" office:value-type="float" office:value="0.0212840471637736" calcext:value-type="float">
            <text:p>0.0212840472</text:p>
          </table:table-cell>
          <table:table-cell table:number-columns-repeated="1005"/>
        </table:table-row>
        <table:table-row table:style-name="ro1">
          <table:table-cell table:formula="of:=[.A28]*2" office:value-type="float" office:value="4194304" calcext:value-type="float">
            <text:p>4194304</text:p>
          </table:table-cell>
          <table:table-cell/>
          <table:table-cell table:formula="of:=  ( ( ( BETAINV(RAND(); [.$D$2];[.$E$2]) + [.$F$2]) *[.$A29] )  ) / [.$G$2] + RAND() / [.$H$2]" office:value-type="float" office:value="0.0422977648588294" calcext:value-type="float">
            <text:p>0.0422977649</text:p>
          </table:table-cell>
          <table:table-cell table:formula="of:=  ( ( ( BETAINV(RAND(); [.$D$2];[.$E$2]) + [.$F$2]) *[.$A29] )  ) / [.$G$2] + RAND() / [.$H$2]" office:value-type="float" office:value="0.042153314557492" calcext:value-type="float">
            <text:p>0.0421533146</text:p>
          </table:table-cell>
          <table:table-cell table:formula="of:=  ( ( ( BETAINV(RAND(); [.$D$2];[.$E$2]) + [.$F$2]) *[.$A29] )  ) / [.$G$2] + RAND() / [.$H$2]" office:value-type="float" office:value="0.0426894059440661" calcext:value-type="float">
            <text:p>0.0426894059</text:p>
          </table:table-cell>
          <table:table-cell table:formula="of:=  ( ( ( BETAINV(RAND(); [.$D$2];[.$E$2]) + [.$F$2]) *[.$A29] )  ) / [.$G$2] + RAND() / [.$H$2]" office:value-type="float" office:value="0.0428322268063479" calcext:value-type="float">
            <text:p>0.0428322268</text:p>
          </table:table-cell>
          <table:table-cell table:formula="of:=  ( ( ( BETAINV(RAND(); [.$D$2];[.$E$2]) + [.$F$2]) *[.$A29] )  ) / [.$G$2] + RAND() / [.$H$2]" office:value-type="float" office:value="0.0427265728796792" calcext:value-type="float">
            <text:p>0.0427265729</text:p>
          </table:table-cell>
          <table:table-cell table:formula="of:=  ( ( ( BETAINV(RAND(); [.$D$2];[.$E$2]) + [.$F$2]) *[.$A29] )  ) / [.$G$2] + RAND() / [.$H$2]" office:value-type="float" office:value="0.0424478638737835" calcext:value-type="float">
            <text:p>0.0424478639</text:p>
          </table:table-cell>
          <table:table-cell table:formula="of:=  ( ( ( BETAINV(RAND(); [.$D$2];[.$E$2]) + [.$F$2]) *[.$A29] )  ) / [.$G$2] + RAND() / [.$H$2]" office:value-type="float" office:value="0.0425829461899717" calcext:value-type="float">
            <text:p>0.0425829462</text:p>
          </table:table-cell>
          <table:table-cell table:formula="of:=  ( ( ( BETAINV(RAND(); [.$D$2];[.$E$2]) + [.$F$2]) *[.$A29] )  ) / [.$G$2] + RAND() / [.$H$2]" office:value-type="float" office:value="0.0421682285071195" calcext:value-type="float">
            <text:p>0.0421682285</text:p>
          </table:table-cell>
          <table:table-cell table:formula="of:=  ( ( ( BETAINV(RAND(); [.$D$2];[.$E$2]) + [.$F$2]) *[.$A29] )  ) / [.$G$2] + RAND() / [.$H$2]" office:value-type="float" office:value="0.0438074901761226" calcext:value-type="float">
            <text:p>0.0438074902</text:p>
          </table:table-cell>
          <table:table-cell table:formula="of:=  ( ( ( BETAINV(RAND(); [.$D$2];[.$E$2]) + [.$F$2]) *[.$A29] )  ) / [.$G$2] + RAND() / [.$H$2]" office:value-type="float" office:value="0.0427151872264943" calcext:value-type="float">
            <text:p>0.0427151872</text:p>
          </table:table-cell>
          <table:table-cell table:formula="of:=  ( ( ( BETAINV(RAND(); [.$D$2];[.$E$2]) + [.$F$2]) *[.$A29] )  ) / [.$G$2] + RAND() / [.$H$2]" office:value-type="float" office:value="0.0424838768196771" calcext:value-type="float">
            <text:p>0.0424838768</text:p>
          </table:table-cell>
          <table:table-cell table:formula="of:=  ( ( ( BETAINV(RAND(); [.$D$2];[.$E$2]) + [.$F$2]) *[.$A29] )  ) / [.$G$2] + RAND() / [.$H$2]" office:value-type="float" office:value="0.0428524695813527" calcext:value-type="float">
            <text:p>0.0428524696</text:p>
          </table:table-cell>
          <table:table-cell table:formula="of:=  ( ( ( BETAINV(RAND(); [.$D$2];[.$E$2]) + [.$F$2]) *[.$A29] )  ) / [.$G$2] + RAND() / [.$H$2]" office:value-type="float" office:value="0.0426103907460252" calcext:value-type="float">
            <text:p>0.0426103907</text:p>
          </table:table-cell>
          <table:table-cell table:formula="of:=  ( ( ( BETAINV(RAND(); [.$D$2];[.$E$2]) + [.$F$2]) *[.$A29] )  ) / [.$G$2] + RAND() / [.$H$2]" office:value-type="float" office:value="0.0436073631832641" calcext:value-type="float">
            <text:p>0.0436073632</text:p>
          </table:table-cell>
          <table:table-cell table:formula="of:=  ( ( ( BETAINV(RAND(); [.$D$2];[.$E$2]) + [.$F$2]) *[.$A29] )  ) / [.$G$2] + RAND() / [.$H$2]" office:value-type="float" office:value="0.0420564694577212" calcext:value-type="float">
            <text:p>0.0420564695</text:p>
          </table:table-cell>
          <table:table-cell table:formula="of:=  ( ( ( BETAINV(RAND(); [.$D$2];[.$E$2]) + [.$F$2]) *[.$A29] )  ) / [.$G$2] + RAND() / [.$H$2]" office:value-type="float" office:value="0.0438550205761579" calcext:value-type="float">
            <text:p>0.0438550206</text:p>
          </table:table-cell>
          <table:table-cell table:formula="of:=  ( ( ( BETAINV(RAND(); [.$D$2];[.$E$2]) + [.$F$2]) *[.$A29] )  ) / [.$G$2] + RAND() / [.$H$2]" office:value-type="float" office:value="0.0420400881589625" calcext:value-type="float">
            <text:p>0.0420400882</text:p>
          </table:table-cell>
          <table:table-cell table:number-columns-repeated="1005"/>
        </table:table-row>
        <table:table-row table:style-name="ro1">
          <table:table-cell table:formula="of:=[.A29]*2" office:value-type="float" office:value="8388608" calcext:value-type="float">
            <text:p>8388608</text:p>
          </table:table-cell>
          <table:table-cell/>
          <table:table-cell table:formula="of:=  ( ( ( BETAINV(RAND(); [.$D$2];[.$E$2]) + [.$F$2]) *[.$A30] )  ) / [.$G$2] + RAND() / [.$H$2]" office:value-type="float" office:value="0.0877545342050919" calcext:value-type="float">
            <text:p>0.0877545342</text:p>
          </table:table-cell>
          <table:table-cell table:formula="of:=  ( ( ( BETAINV(RAND(); [.$D$2];[.$E$2]) + [.$F$2]) *[.$A30] )  ) / [.$G$2] + RAND() / [.$H$2]" office:value-type="float" office:value="0.0866681385736896" calcext:value-type="float">
            <text:p>0.0866681386</text:p>
          </table:table-cell>
          <table:table-cell table:formula="of:=  ( ( ( BETAINV(RAND(); [.$D$2];[.$E$2]) + [.$F$2]) *[.$A30] )  ) / [.$G$2] + RAND() / [.$H$2]" office:value-type="float" office:value="0.0855261163223642" calcext:value-type="float">
            <text:p>0.0855261163</text:p>
          </table:table-cell>
          <table:table-cell table:formula="of:=  ( ( ( BETAINV(RAND(); [.$D$2];[.$E$2]) + [.$F$2]) *[.$A30] )  ) / [.$G$2] + RAND() / [.$H$2]" office:value-type="float" office:value="0.0848828799874321" calcext:value-type="float">
            <text:p>0.08488288</text:p>
          </table:table-cell>
          <table:table-cell table:formula="of:=  ( ( ( BETAINV(RAND(); [.$D$2];[.$E$2]) + [.$F$2]) *[.$A30] )  ) / [.$G$2] + RAND() / [.$H$2]" office:value-type="float" office:value="0.0854684125925585" calcext:value-type="float">
            <text:p>0.0854684126</text:p>
          </table:table-cell>
          <table:table-cell table:formula="of:=  ( ( ( BETAINV(RAND(); [.$D$2];[.$E$2]) + [.$F$2]) *[.$A30] )  ) / [.$G$2] + RAND() / [.$H$2]" office:value-type="float" office:value="0.0850643172731751" calcext:value-type="float">
            <text:p>0.0850643173</text:p>
          </table:table-cell>
          <table:table-cell table:formula="of:=  ( ( ( BETAINV(RAND(); [.$D$2];[.$E$2]) + [.$F$2]) *[.$A30] )  ) / [.$G$2] + RAND() / [.$H$2]" office:value-type="float" office:value="0.0858096389190253" calcext:value-type="float">
            <text:p>0.0858096389</text:p>
          </table:table-cell>
          <table:table-cell table:formula="of:=  ( ( ( BETAINV(RAND(); [.$D$2];[.$E$2]) + [.$F$2]) *[.$A30] )  ) / [.$G$2] + RAND() / [.$H$2]" office:value-type="float" office:value="0.0841445771933714" calcext:value-type="float">
            <text:p>0.0841445772</text:p>
          </table:table-cell>
          <table:table-cell table:formula="of:=  ( ( ( BETAINV(RAND(); [.$D$2];[.$E$2]) + [.$F$2]) *[.$A30] )  ) / [.$G$2] + RAND() / [.$H$2]" office:value-type="float" office:value="0.0870171809861212" calcext:value-type="float">
            <text:p>0.087017181</text:p>
          </table:table-cell>
          <table:table-cell table:formula="of:=  ( ( ( BETAINV(RAND(); [.$D$2];[.$E$2]) + [.$F$2]) *[.$A30] )  ) / [.$G$2] + RAND() / [.$H$2]" office:value-type="float" office:value="0.0845409466524468" calcext:value-type="float">
            <text:p>0.0845409467</text:p>
          </table:table-cell>
          <table:table-cell table:formula="of:=  ( ( ( BETAINV(RAND(); [.$D$2];[.$E$2]) + [.$F$2]) *[.$A30] )  ) / [.$G$2] + RAND() / [.$H$2]" office:value-type="float" office:value="0.0847260555276567" calcext:value-type="float">
            <text:p>0.0847260555</text:p>
          </table:table-cell>
          <table:table-cell table:formula="of:=  ( ( ( BETAINV(RAND(); [.$D$2];[.$E$2]) + [.$F$2]) *[.$A30] )  ) / [.$G$2] + RAND() / [.$H$2]" office:value-type="float" office:value="0.0841876570624056" calcext:value-type="float">
            <text:p>0.0841876571</text:p>
          </table:table-cell>
          <table:table-cell table:formula="of:=  ( ( ( BETAINV(RAND(); [.$D$2];[.$E$2]) + [.$F$2]) *[.$A30] )  ) / [.$G$2] + RAND() / [.$H$2]" office:value-type="float" office:value="0.0845554115723052" calcext:value-type="float">
            <text:p>0.0845554116</text:p>
          </table:table-cell>
          <table:table-cell table:formula="of:=  ( ( ( BETAINV(RAND(); [.$D$2];[.$E$2]) + [.$F$2]) *[.$A30] )  ) / [.$G$2] + RAND() / [.$H$2]" office:value-type="float" office:value="0.08460098014655" calcext:value-type="float">
            <text:p>0.0846009801</text:p>
          </table:table-cell>
          <table:table-cell table:formula="of:=  ( ( ( BETAINV(RAND(); [.$D$2];[.$E$2]) + [.$F$2]) *[.$A30] )  ) / [.$G$2] + RAND() / [.$H$2]" office:value-type="float" office:value="0.0852513858854351" calcext:value-type="float">
            <text:p>0.0852513859</text:p>
          </table:table-cell>
          <table:table-cell table:formula="of:=  ( ( ( BETAINV(RAND(); [.$D$2];[.$E$2]) + [.$F$2]) *[.$A30] )  ) / [.$G$2] + RAND() / [.$H$2]" office:value-type="float" office:value="0.084879814143658" calcext:value-type="float">
            <text:p>0.0848798141</text:p>
          </table:table-cell>
          <table:table-cell table:formula="of:=  ( ( ( BETAINV(RAND(); [.$D$2];[.$E$2]) + [.$F$2]) *[.$A30] )  ) / [.$G$2] + RAND() / [.$H$2]" office:value-type="float" office:value="0.0868366051156539" calcext:value-type="float">
            <text:p>0.0868366051</text:p>
          </table:table-cell>
          <table:table-cell table:number-columns-repeated="1005"/>
        </table:table-row>
        <table:table-row table:style-name="ro1">
          <table:table-cell table:formula="of:=[.A30]*2" office:value-type="float" office:value="16777216" calcext:value-type="float">
            <text:p>16777216</text:p>
          </table:table-cell>
          <table:table-cell/>
          <table:table-cell table:formula="of:=  ( ( ( BETAINV(RAND(); [.$D$2];[.$E$2]) + [.$F$2]) *[.$A31] )  ) / [.$G$2] + RAND() / [.$H$2]" office:value-type="float" office:value="0.169274688905875" calcext:value-type="float">
            <text:p>0.1692746889</text:p>
          </table:table-cell>
          <table:table-cell table:formula="of:=  ( ( ( BETAINV(RAND(); [.$D$2];[.$E$2]) + [.$F$2]) *[.$A31] )  ) / [.$G$2] + RAND() / [.$H$2]" office:value-type="float" office:value="0.16896628110404" calcext:value-type="float">
            <text:p>0.1689662811</text:p>
          </table:table-cell>
          <table:table-cell table:formula="of:=  ( ( ( BETAINV(RAND(); [.$D$2];[.$E$2]) + [.$F$2]) *[.$A31] )  ) / [.$G$2] + RAND() / [.$H$2]" office:value-type="float" office:value="0.169098786330438" calcext:value-type="float">
            <text:p>0.1690987863</text:p>
          </table:table-cell>
          <table:table-cell table:formula="of:=  ( ( ( BETAINV(RAND(); [.$D$2];[.$E$2]) + [.$F$2]) *[.$A31] )  ) / [.$G$2] + RAND() / [.$H$2]" office:value-type="float" office:value="0.169930721511667" calcext:value-type="float">
            <text:p>0.1699307215</text:p>
          </table:table-cell>
          <table:table-cell table:formula="of:=  ( ( ( BETAINV(RAND(); [.$D$2];[.$E$2]) + [.$F$2]) *[.$A31] )  ) / [.$G$2] + RAND() / [.$H$2]" office:value-type="float" office:value="0.168270231013483" calcext:value-type="float">
            <text:p>0.168270231</text:p>
          </table:table-cell>
          <table:table-cell table:formula="of:=  ( ( ( BETAINV(RAND(); [.$D$2];[.$E$2]) + [.$F$2]) *[.$A31] )  ) / [.$G$2] + RAND() / [.$H$2]" office:value-type="float" office:value="0.168201485444028" calcext:value-type="float">
            <text:p>0.1682014854</text:p>
          </table:table-cell>
          <table:table-cell table:formula="of:=  ( ( ( BETAINV(RAND(); [.$D$2];[.$E$2]) + [.$F$2]) *[.$A31] )  ) / [.$G$2] + RAND() / [.$H$2]" office:value-type="float" office:value="0.16965958812641" calcext:value-type="float">
            <text:p>0.1696595881</text:p>
          </table:table-cell>
          <table:table-cell table:formula="of:=  ( ( ( BETAINV(RAND(); [.$D$2];[.$E$2]) + [.$F$2]) *[.$A31] )  ) / [.$G$2] + RAND() / [.$H$2]" office:value-type="float" office:value="0.172722681035873" calcext:value-type="float">
            <text:p>0.172722681</text:p>
          </table:table-cell>
          <table:table-cell table:formula="of:=  ( ( ( BETAINV(RAND(); [.$D$2];[.$E$2]) + [.$F$2]) *[.$A31] )  ) / [.$G$2] + RAND() / [.$H$2]" office:value-type="float" office:value="0.173150059047028" calcext:value-type="float">
            <text:p>0.173150059</text:p>
          </table:table-cell>
          <table:table-cell table:formula="of:=  ( ( ( BETAINV(RAND(); [.$D$2];[.$E$2]) + [.$F$2]) *[.$A31] )  ) / [.$G$2] + RAND() / [.$H$2]" office:value-type="float" office:value="0.171893868924922" calcext:value-type="float">
            <text:p>0.1718938689</text:p>
          </table:table-cell>
          <table:table-cell table:formula="of:=  ( ( ( BETAINV(RAND(); [.$D$2];[.$E$2]) + [.$F$2]) *[.$A31] )  ) / [.$G$2] + RAND() / [.$H$2]" office:value-type="float" office:value="0.168635087104525" calcext:value-type="float">
            <text:p>0.1686350871</text:p>
          </table:table-cell>
          <table:table-cell table:formula="of:=  ( ( ( BETAINV(RAND(); [.$D$2];[.$E$2]) + [.$F$2]) *[.$A31] )  ) / [.$G$2] + RAND() / [.$H$2]" office:value-type="float" office:value="0.16923696225007" calcext:value-type="float">
            <text:p>0.1692369623</text:p>
          </table:table-cell>
          <table:table-cell table:formula="of:=  ( ( ( BETAINV(RAND(); [.$D$2];[.$E$2]) + [.$F$2]) *[.$A31] )  ) / [.$G$2] + RAND() / [.$H$2]" office:value-type="float" office:value="0.173957433661499" calcext:value-type="float">
            <text:p>0.1739574337</text:p>
          </table:table-cell>
          <table:table-cell table:formula="of:=  ( ( ( BETAINV(RAND(); [.$D$2];[.$E$2]) + [.$F$2]) *[.$A31] )  ) / [.$G$2] + RAND() / [.$H$2]" office:value-type="float" office:value="0.167845711686275" calcext:value-type="float">
            <text:p>0.1678457117</text:p>
          </table:table-cell>
          <table:table-cell table:formula="of:=  ( ( ( BETAINV(RAND(); [.$D$2];[.$E$2]) + [.$F$2]) *[.$A31] )  ) / [.$G$2] + RAND() / [.$H$2]" office:value-type="float" office:value="0.172407166811615" calcext:value-type="float">
            <text:p>0.1724071668</text:p>
          </table:table-cell>
          <table:table-cell table:formula="of:=  ( ( ( BETAINV(RAND(); [.$D$2];[.$E$2]) + [.$F$2]) *[.$A31] )  ) / [.$G$2] + RAND() / [.$H$2]" office:value-type="float" office:value="0.16882673258328" calcext:value-type="float">
            <text:p>0.1688267326</text:p>
          </table:table-cell>
          <table:table-cell table:formula="of:=  ( ( ( BETAINV(RAND(); [.$D$2];[.$E$2]) + [.$F$2]) *[.$A31] )  ) / [.$G$2] + RAND() / [.$H$2]" office:value-type="float" office:value="0.16989854629868" calcext:value-type="float">
            <text:p>0.1698985463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7:28:36.202725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0-08T14:59:09.401070376</dc:date>
    <dc:creator>Dylan Rudolph</dc:creator>
    <meta:editing-duration>PT8M55S</meta:editing-duration>
    <meta:editing-cycles>3</meta:editing-cycles>
    <meta:document-statistic meta:table-count="1" meta:cell-count="520" meta:object-count="0"/>
  </office:meta>
</office:document-meta>
</file>